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098cm" fo:margin-left="0cm" table:align="left"/>
    </style:style>
    <style:style style:name="Table1.A" style:family="table-column">
      <style:table-column-properties style:column-width="1.365cm"/>
    </style:style>
    <style:style style:name="Table1.B" style:family="table-column">
      <style:table-column-properties style:column-width="16.732cm"/>
    </style:style>
    <style:style style:name="Table1.A1" style:family="table-cell">
      <style:table-cell-properties style:vertical-align="middle" fo:padding="0.049cm" fo:border="none"/>
    </style:style>
    <style:style style:name="P1" style:family="paragraph" style:parent-style-name="Standard">
      <style:text-properties officeooo:rsid="00159cb1" officeooo:paragraph-rsid="00159cb1"/>
    </style:style>
    <style:style style:name="P2" style:family="paragraph" style:parent-style-name="Standard">
      <style:text-properties officeooo:rsid="00159cb1" officeooo:paragraph-rsid="0084b8a1"/>
    </style:style>
    <style:style style:name="P3" style:family="paragraph" style:parent-style-name="Standard">
      <style:text-properties fo:font-weight="bold" officeooo:rsid="00159cb1" officeooo:paragraph-rsid="00159cb1" style:font-weight-asian="bold" style:font-weight-complex="bold"/>
    </style:style>
    <style:style style:name="P4" style:family="paragraph" style:parent-style-name="Standard">
      <style:text-properties fo:font-weight="normal" officeooo:rsid="0019577e" officeooo:paragraph-rsid="0019577e" style:font-weight-asian="normal" style:font-weight-complex="normal"/>
    </style:style>
    <style:style style:name="P5" style:family="paragraph" style:parent-style-name="Standard">
      <style:text-properties fo:font-weight="normal" officeooo:rsid="001a2549" officeooo:paragraph-rsid="001a2549" style:font-weight-asian="normal" style:font-weight-complex="normal"/>
    </style:style>
    <style:style style:name="P6" style:family="paragraph" style:parent-style-name="Standard">
      <style:text-properties officeooo:rsid="0022a62e" officeooo:paragraph-rsid="0022a62e"/>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59cb1" officeooo:paragraph-rsid="0084b8a1"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9577e" officeooo:paragraph-rsid="0019577e"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8643a3" officeooo:paragraph-rsid="0088a16c"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9755e7" officeooo:paragraph-rsid="009755e7"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a38367" officeooo:paragraph-rsid="00a38367"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a54d6d" officeooo:paragraph-rsid="00a54d6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ac2330" officeooo:paragraph-rsid="00ac2330"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b0253c" officeooo:paragraph-rsid="00b0253c"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b9ea81" officeooo:paragraph-rsid="00b9ea81"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befe14" officeooo:paragraph-rsid="00befe14"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c737a1" officeooo:paragraph-rsid="00c737a1"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c89116" officeooo:paragraph-rsid="00c89116"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ca2206" officeooo:paragraph-rsid="00ca2206"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cd4cdd" officeooo:paragraph-rsid="00cd4cdd"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d4ba9c" officeooo:paragraph-rsid="00d4ba9c"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ec244e" officeooo:paragraph-rsid="00ec244e"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ec244e" officeooo:paragraph-rsid="00f14437"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f1c6df" officeooo:paragraph-rsid="00f1c6df"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f1f6bf" officeooo:paragraph-rsid="00f1f6bf"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f4f07b" officeooo:paragraph-rsid="00f4f07b"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f8b51a" officeooo:paragraph-rsid="00f8b51a"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fa574a" officeooo:paragraph-rsid="00fa574a"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fa574a" officeooo:paragraph-rsid="01060092"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fa574a" officeooo:paragraph-rsid="01008701" style:font-weight-asian="bold" style:font-weight-complex="bold"/>
    </style:style>
    <style:style style:name="P32" style:family="paragraph" style:parent-style-name="Standard">
      <style:text-properties style:text-underline-style="solid" style:text-underline-width="auto" style:text-underline-color="font-color" fo:font-weight="bold" officeooo:rsid="01076f33" officeooo:paragraph-rsid="01076f33" style:font-weight-asian="bold" style:font-weight-complex="bold"/>
    </style:style>
    <style:style style:name="P33" style:family="paragraph" style:parent-style-name="Standard">
      <style:text-properties style:text-underline-style="solid" style:text-underline-width="auto" style:text-underline-color="font-color" fo:font-weight="bold" officeooo:rsid="010d1237" officeooo:paragraph-rsid="010d1237" style:font-weight-asian="bold" style:font-weight-complex="bold"/>
    </style:style>
    <style:style style:name="P34" style:family="paragraph" style:parent-style-name="Standard">
      <style:text-properties style:text-underline-style="solid" style:text-underline-width="auto" style:text-underline-color="font-color" fo:font-weight="bold" officeooo:rsid="011d4ffa" officeooo:paragraph-rsid="011d4ffa" style:font-weight-asian="bold" style:font-weight-complex="bold"/>
    </style:style>
    <style:style style:name="P35" style:family="paragraph" style:parent-style-name="Standard">
      <style:text-properties style:text-underline-style="solid" style:text-underline-width="auto" style:text-underline-color="font-color" fo:font-weight="bold" officeooo:rsid="011f6e8a" officeooo:paragraph-rsid="011f6e8a" style:font-weight-asian="bold" style:font-weight-complex="bold"/>
    </style:style>
    <style:style style:name="P36" style:family="paragraph" style:parent-style-name="Standard">
      <style:text-properties style:text-underline-style="solid" style:text-underline-width="auto" style:text-underline-color="font-color" fo:font-weight="bold" officeooo:rsid="01255e0d" officeooo:paragraph-rsid="01255e0d" style:font-weight-asian="bold" style:font-weight-complex="bold"/>
    </style:style>
    <style:style style:name="P37" style:family="paragraph" style:parent-style-name="Standard">
      <style:text-properties style:text-underline-style="solid" style:text-underline-width="auto" style:text-underline-color="font-color" fo:font-weight="bold" officeooo:rsid="01269907" officeooo:paragraph-rsid="01269907" style:font-weight-asian="bold" style:font-weight-complex="bold"/>
    </style:style>
    <style:style style:name="P38" style:family="paragraph" style:parent-style-name="Standard">
      <style:text-properties style:text-underline-style="solid" style:text-underline-width="auto" style:text-underline-color="font-color" fo:font-weight="bold" officeooo:rsid="0126d6ee" officeooo:paragraph-rsid="0126d6ee" style:font-weight-asian="bold" style:font-weight-complex="bold"/>
    </style:style>
    <style:style style:name="P39" style:family="paragraph" style:parent-style-name="Standard">
      <style:text-properties style:text-underline-style="solid" style:text-underline-width="auto" style:text-underline-color="font-color" fo:font-weight="bold" officeooo:rsid="012b7977" officeooo:paragraph-rsid="012b7977" style:font-weight-asian="bold" style:font-weight-complex="bold"/>
    </style:style>
    <style:style style:name="P40" style:family="paragraph" style:parent-style-name="Standard">
      <style:text-properties style:text-underline-style="solid" style:text-underline-width="auto" style:text-underline-color="font-color" fo:font-weight="bold" officeooo:rsid="01306eeb" officeooo:paragraph-rsid="01306eeb" style:font-weight-asian="bold" style:font-weight-complex="bold"/>
    </style:style>
    <style:style style:name="P41" style:family="paragraph" style:parent-style-name="Standard">
      <style:text-properties style:text-underline-style="solid" style:text-underline-width="auto" style:text-underline-color="font-color" fo:font-weight="bold" officeooo:paragraph-rsid="01306eeb" style:font-weight-asian="bold" style:font-weight-complex="bold"/>
    </style:style>
    <style:style style:name="P42" style:family="paragraph" style:parent-style-name="Standard">
      <style:text-properties style:text-underline-style="solid" style:text-underline-width="auto" style:text-underline-color="font-color" fo:font-weight="bold" officeooo:rsid="014119ec" officeooo:paragraph-rsid="014119ec" style:font-weight-asian="bold" style:font-weight-complex="bold"/>
    </style:style>
    <style:style style:name="P43" style:family="paragraph" style:parent-style-name="Standard">
      <style:text-properties style:text-underline-style="solid" style:text-underline-width="auto" style:text-underline-color="font-color" fo:font-weight="bold" officeooo:rsid="01477a1f" officeooo:paragraph-rsid="01477a1f" style:font-weight-asian="bold" style:font-weight-complex="bold"/>
    </style:style>
    <style:style style:name="P44" style:family="paragraph" style:parent-style-name="Standard">
      <style:text-properties style:text-underline-style="solid" style:text-underline-width="auto" style:text-underline-color="font-color" fo:font-weight="bold" officeooo:rsid="0147b1e1" officeooo:paragraph-rsid="0147b1e1" style:font-weight-asian="bold" style:font-weight-complex="bold"/>
    </style:style>
    <style:style style:name="P45" style:family="paragraph" style:parent-style-name="Standard">
      <style:text-properties style:text-underline-style="solid" style:text-underline-width="auto" style:text-underline-color="font-color" fo:font-weight="bold" officeooo:rsid="0158dbb7" officeooo:paragraph-rsid="0158dbb7" style:font-weight-asian="bold" style:font-weight-complex="bold"/>
    </style:style>
    <style:style style:name="P46" style:family="paragraph" style:parent-style-name="Standard">
      <style:text-properties style:text-underline-style="solid" style:text-underline-width="auto" style:text-underline-color="font-color" fo:font-weight="bold" officeooo:rsid="015f1124" officeooo:paragraph-rsid="015f1124" style:font-weight-asian="bold" style:font-weight-complex="bold"/>
    </style:style>
    <style:style style:name="P47" style:family="paragraph" style:parent-style-name="Standard">
      <style:text-properties style:text-underline-style="solid" style:text-underline-width="auto" style:text-underline-color="font-color" fo:font-weight="bold" officeooo:rsid="0160f4d7" officeooo:paragraph-rsid="0160f4d7" style:font-weight-asian="bold" style:font-weight-complex="bold"/>
    </style:style>
    <style:style style:name="P48" style:family="paragraph" style:parent-style-name="Standard">
      <style:text-properties style:text-underline-style="solid" style:text-underline-width="auto" style:text-underline-color="font-color" fo:font-weight="bold" officeooo:rsid="0162bfae" officeooo:paragraph-rsid="0162bfae" style:font-weight-asian="bold" style:font-weight-complex="bold"/>
    </style:style>
    <style:style style:name="P49" style:family="paragraph" style:parent-style-name="Standard">
      <style:text-properties style:text-underline-style="solid" style:text-underline-width="auto" style:text-underline-color="font-color" fo:font-weight="bold" officeooo:rsid="0169747a" officeooo:paragraph-rsid="0169747a" style:font-weight-asian="bold" style:font-weight-complex="bold"/>
    </style:style>
    <style:style style:name="P50" style:family="paragraph" style:parent-style-name="Standard">
      <style:text-properties style:text-underline-style="solid" style:text-underline-width="auto" style:text-underline-color="font-color" fo:font-weight="bold" officeooo:rsid="016db69b" officeooo:paragraph-rsid="016db69b" style:font-weight-asian="bold" style:font-weight-complex="bold"/>
    </style:style>
    <style:style style:name="P51" style:family="paragraph" style:parent-style-name="Standard">
      <style:text-properties style:text-underline-style="solid" style:text-underline-width="auto" style:text-underline-color="font-color" fo:font-weight="bold" officeooo:rsid="0174dfcb" officeooo:paragraph-rsid="0174dfcb" style:font-weight-asian="bold" style:font-weight-complex="bold"/>
    </style:style>
    <style:style style:name="P52" style:family="paragraph" style:parent-style-name="Standard">
      <style:text-properties style:text-underline-style="solid" style:text-underline-width="auto" style:text-underline-color="font-color" fo:font-weight="bold" officeooo:rsid="0177aa43" officeooo:paragraph-rsid="0177aa43"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dedd98" officeooo:paragraph-rsid="00dedd98" style:font-weight-asian="bold" style:font-weight-complex="bold"/>
    </style:style>
    <style:style style:name="P54" style:family="paragraph" style:parent-style-name="Standard">
      <style:text-properties style:text-underline-style="solid" style:text-underline-width="auto" style:text-underline-color="font-color" fo:font-weight="bold" officeooo:rsid="018951e0" officeooo:paragraph-rsid="018951e0" style:font-weight-asian="bold" style:font-weight-complex="bold"/>
    </style:style>
    <style:style style:name="P55" style:family="paragraph" style:parent-style-name="Standard">
      <style:text-properties style:text-underline-style="solid" style:text-underline-width="auto" style:text-underline-color="font-color" fo:font-weight="bold" officeooo:rsid="01980460" officeooo:paragraph-rsid="01980460" style:font-weight-asian="bold" style:font-weight-complex="bold"/>
    </style:style>
    <style:style style:name="P56" style:family="paragraph" style:parent-style-name="Standard">
      <style:text-properties style:text-underline-style="solid" style:text-underline-width="auto" style:text-underline-color="font-color" fo:font-weight="bold" officeooo:rsid="019d1900" officeooo:paragraph-rsid="019d1900" style:font-weight-asian="bold" style:font-weight-complex="bold"/>
    </style:style>
    <style:style style:name="P57" style:family="paragraph" style:parent-style-name="Standard">
      <style:text-properties style:text-underline-style="solid" style:text-underline-width="auto" style:text-underline-color="font-color" fo:font-weight="bold" officeooo:rsid="01a001f8" officeooo:paragraph-rsid="01a001f8" style:font-weight-asian="bold" style:font-weight-complex="bold"/>
    </style:style>
    <style:style style:name="P58" style:family="paragraph" style:parent-style-name="Standard">
      <style:text-properties style:text-underline-style="solid" style:text-underline-width="auto" style:text-underline-color="font-color" fo:font-weight="bold" officeooo:rsid="01a136bb" officeooo:paragraph-rsid="01a136bb" style:font-weight-asian="bold" style:font-weight-complex="bold"/>
    </style:style>
    <style:style style:name="P59" style:family="paragraph" style:parent-style-name="Standard">
      <style:text-properties style:text-underline-style="solid" style:text-underline-width="auto" style:text-underline-color="font-color" fo:font-weight="bold" officeooo:rsid="01c12903" officeooo:paragraph-rsid="01c1290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1c5fbf6" officeooo:paragraph-rsid="01cdc39f" style:font-weight-asian="bold" style:font-weight-complex="bold"/>
    </style:style>
    <style:style style:name="P61" style:family="paragraph" style:parent-style-name="Standard">
      <style:text-properties style:text-underline-style="solid" style:text-underline-width="auto" style:text-underline-color="font-color" fo:font-weight="bold" officeooo:rsid="01cf24e7" officeooo:paragraph-rsid="01cf24e7" style:font-weight-asian="bold" style:font-weight-complex="bold"/>
    </style:style>
    <style:style style:name="P62" style:family="paragraph" style:parent-style-name="Standard">
      <style:text-properties style:text-underline-style="solid" style:text-underline-width="auto" style:text-underline-color="font-color" officeooo:rsid="0088a16c" officeooo:paragraph-rsid="0088a16c"/>
    </style:style>
    <style:style style:name="P63" style:family="paragraph" style:parent-style-name="Standard">
      <style:text-properties style:text-underline-style="none" fo:font-weight="normal" officeooo:rsid="00159cb1" officeooo:paragraph-rsid="0084b8a1" style:font-weight-asian="normal" style:font-weight-complex="normal"/>
    </style:style>
    <style:style style:name="P64" style:family="paragraph" style:parent-style-name="Standard">
      <style:text-properties style:text-underline-style="none" fo:font-weight="normal" officeooo:rsid="0088a16c" officeooo:paragraph-rsid="0088a16c" style:font-weight-asian="normal" style:font-weight-complex="normal"/>
    </style:style>
    <style:style style:name="P65" style:family="paragraph" style:parent-style-name="Standard">
      <style:text-properties style:text-underline-style="none" fo:font-weight="normal" officeooo:rsid="009755e7" officeooo:paragraph-rsid="009755e7" style:font-weight-asian="normal" style:font-weight-complex="normal"/>
    </style:style>
    <style:style style:name="P66" style:family="paragraph" style:parent-style-name="Standard">
      <style:text-properties style:text-underline-style="none" fo:font-weight="normal" officeooo:rsid="00a38367" officeooo:paragraph-rsid="00a38367" style:font-weight-asian="normal" style:font-weight-complex="normal"/>
    </style:style>
    <style:style style:name="P67" style:family="paragraph" style:parent-style-name="Standard">
      <style:text-properties style:text-underline-style="none" fo:font-weight="normal" officeooo:rsid="00a90b4d" officeooo:paragraph-rsid="00a90b4d" style:font-weight-asian="normal" style:font-weight-complex="normal"/>
    </style:style>
    <style:style style:name="P68" style:family="paragraph" style:parent-style-name="Standard">
      <style:text-properties style:text-underline-style="none" fo:font-weight="normal" officeooo:rsid="00ac2330" officeooo:paragraph-rsid="00ac2330" style:font-weight-asian="normal" style:font-weight-complex="normal"/>
    </style:style>
    <style:style style:name="P69" style:family="paragraph" style:parent-style-name="Standard">
      <style:text-properties style:text-underline-style="none" fo:font-weight="normal" officeooo:rsid="00befe14" officeooo:paragraph-rsid="00befe14" style:font-weight-asian="normal" style:font-weight-complex="normal"/>
    </style:style>
    <style:style style:name="P70" style:family="paragraph" style:parent-style-name="Standard">
      <style:text-properties style:text-underline-style="none" fo:font-weight="normal" officeooo:rsid="00befe14" officeooo:paragraph-rsid="00c737a1" style:font-weight-asian="normal" style:font-weight-complex="normal"/>
    </style:style>
    <style:style style:name="P71" style:family="paragraph" style:parent-style-name="Standard">
      <style:text-properties style:text-underline-style="none" fo:font-weight="normal" officeooo:rsid="00c4fe19" officeooo:paragraph-rsid="00c4fe19" style:font-weight-asian="normal" style:font-weight-complex="normal"/>
    </style:style>
    <style:style style:name="P72" style:family="paragraph" style:parent-style-name="Standard">
      <style:text-properties style:text-underline-style="none" fo:font-weight="normal" officeooo:rsid="00d3e288" officeooo:paragraph-rsid="00d3e288" style:font-weight-asian="normal" style:font-weight-complex="normal"/>
    </style:style>
    <style:style style:name="P73" style:family="paragraph" style:parent-style-name="Standard">
      <style:text-properties style:text-underline-style="none" fo:font-weight="normal" officeooo:rsid="00dbe734" officeooo:paragraph-rsid="00dbe734" style:font-weight-asian="normal" style:font-weight-complex="normal"/>
    </style:style>
    <style:style style:name="P74" style:family="paragraph" style:parent-style-name="Standard">
      <style:text-properties style:text-underline-style="none" fo:font-weight="normal" officeooo:rsid="00f1c6df" officeooo:paragraph-rsid="00f1c6df" style:font-weight-asian="normal" style:font-weight-complex="normal"/>
    </style:style>
    <style:style style:name="P75" style:family="paragraph" style:parent-style-name="Standard">
      <style:text-properties style:text-underline-style="none" fo:font-weight="normal" officeooo:rsid="00f1f6bf" officeooo:paragraph-rsid="00f1f6bf" style:font-weight-asian="normal" style:font-weight-complex="normal"/>
    </style:style>
    <style:style style:name="P76" style:family="paragraph" style:parent-style-name="Standard">
      <style:text-properties style:text-underline-style="none" fo:font-weight="normal" officeooo:rsid="00f4f07b" officeooo:paragraph-rsid="00f4f07b" style:font-weight-asian="normal" style:font-weight-complex="normal"/>
    </style:style>
    <style:style style:name="P77" style:family="paragraph" style:parent-style-name="Standard">
      <style:text-properties style:text-underline-style="none" fo:font-weight="normal" officeooo:rsid="00f8b51a" officeooo:paragraph-rsid="00f8b51a" style:font-weight-asian="normal" style:font-weight-complex="normal"/>
    </style:style>
    <style:style style:name="P78" style:family="paragraph" style:parent-style-name="Standard">
      <style:text-properties style:text-underline-style="none" fo:font-weight="normal" officeooo:rsid="00fa574a" officeooo:paragraph-rsid="00fa574a" style:font-weight-asian="normal" style:font-weight-complex="normal"/>
    </style:style>
    <style:style style:name="P79" style:family="paragraph" style:parent-style-name="Standard">
      <style:text-properties style:text-underline-style="none" fo:font-weight="normal" officeooo:rsid="01076f33" officeooo:paragraph-rsid="01076f33" style:font-weight-asian="normal" style:font-weight-complex="normal"/>
    </style:style>
    <style:style style:name="P80" style:family="paragraph" style:parent-style-name="Standard">
      <style:text-properties style:text-underline-style="none" fo:font-weight="normal" officeooo:rsid="010d1237" officeooo:paragraph-rsid="010d1237" style:font-weight-asian="normal" style:font-weight-complex="normal"/>
    </style:style>
    <style:style style:name="P81" style:family="paragraph" style:parent-style-name="Standard">
      <style:text-properties style:text-underline-style="none" fo:font-weight="normal" officeooo:rsid="011f6e8a" officeooo:paragraph-rsid="011f6e8a" style:font-weight-asian="normal" style:font-weight-complex="normal"/>
    </style:style>
    <style:style style:name="P82" style:family="paragraph" style:parent-style-name="Standard">
      <style:text-properties style:text-underline-style="none" fo:font-weight="normal" officeooo:rsid="01269907" officeooo:paragraph-rsid="01269907" style:font-weight-asian="normal" style:font-weight-complex="normal"/>
    </style:style>
    <style:style style:name="P83" style:family="paragraph" style:parent-style-name="Standard">
      <style:text-properties style:text-underline-style="none" fo:font-weight="normal" officeooo:rsid="0174dfcb" officeooo:paragraph-rsid="0174dfcb" style:font-weight-asian="normal" style:font-weight-complex="normal"/>
    </style:style>
    <style:style style:name="P84" style:family="paragraph" style:parent-style-name="Standard">
      <style:text-properties style:text-underline-style="none" fo:font-weight="normal" officeooo:paragraph-rsid="00b0253c" style:font-weight-asian="normal" style:font-weight-complex="normal"/>
    </style:style>
    <style:style style:name="P85" style:family="paragraph" style:parent-style-name="Standard">
      <style:text-properties style:text-underline-style="none" fo:font-weight="normal" officeooo:rsid="00c737a1" officeooo:paragraph-rsid="00c737a1" style:font-weight-asian="normal" style:font-weight-complex="normal"/>
    </style:style>
    <style:style style:name="P86" style:family="paragraph" style:parent-style-name="Standard">
      <style:text-properties style:text-underline-style="none" fo:font-weight="normal" officeooo:rsid="00eb7442" officeooo:paragraph-rsid="00eb7442" style:font-weight-asian="normal" style:font-weight-complex="normal"/>
    </style:style>
    <style:style style:name="P87" style:family="paragraph" style:parent-style-name="Standard">
      <style:text-properties style:text-underline-style="none" fo:font-weight="normal" officeooo:rsid="00ec244e" officeooo:paragraph-rsid="00f14437" style:font-weight-asian="normal" style:font-weight-complex="normal"/>
    </style:style>
    <style:style style:name="P88" style:family="paragraph" style:parent-style-name="Standard">
      <style:text-properties style:text-underline-style="none" fo:font-weight="normal" officeooo:rsid="010a6574" officeooo:paragraph-rsid="010a6574" style:font-weight-asian="normal" style:font-weight-complex="normal"/>
    </style:style>
    <style:style style:name="P89" style:family="paragraph" style:parent-style-name="Standard">
      <style:text-properties style:text-underline-style="none" fo:font-weight="normal" officeooo:rsid="0158dbb7" officeooo:paragraph-rsid="0158dbb7" style:font-weight-asian="normal" style:font-weight-complex="normal"/>
    </style:style>
    <style:style style:name="P90" style:family="paragraph" style:parent-style-name="Standard">
      <style:text-properties style:text-underline-style="none" fo:font-weight="normal" officeooo:rsid="0177aa43" officeooo:paragraph-rsid="0177aa43" style:font-weight-asian="normal" style:font-weight-complex="normal"/>
    </style:style>
    <style:style style:name="P91" style:family="paragraph" style:parent-style-name="Standard">
      <style:text-properties style:text-underline-style="none" fo:font-weight="normal" officeooo:rsid="0177aa43" officeooo:paragraph-rsid="01914b53" style:font-weight-asian="normal" style:font-weight-complex="normal"/>
    </style:style>
    <style:style style:name="P92" style:family="paragraph" style:parent-style-name="Standard">
      <style:text-properties style:text-underline-style="none" fo:font-weight="normal" officeooo:rsid="0183f159" officeooo:paragraph-rsid="0183f159" style:font-weight-asian="normal" style:font-weight-complex="normal"/>
    </style:style>
    <style:style style:name="P93" style:family="paragraph" style:parent-style-name="Standard">
      <style:text-properties style:text-underline-style="none" fo:font-weight="normal" officeooo:rsid="0188fc98" officeooo:paragraph-rsid="0188fc98" style:font-weight-asian="normal" style:font-weight-complex="normal"/>
    </style:style>
    <style:style style:name="P94" style:family="paragraph" style:parent-style-name="Standard">
      <style:text-properties style:text-underline-style="none" fo:font-weight="normal" officeooo:rsid="018951e0" officeooo:paragraph-rsid="018951e0" style:font-weight-asian="normal" style:font-weight-complex="normal"/>
    </style:style>
    <style:style style:name="P95" style:family="paragraph" style:parent-style-name="Standard">
      <style:text-properties style:text-underline-style="none" fo:font-weight="normal" officeooo:rsid="018ca09f" officeooo:paragraph-rsid="018ca09f" style:font-weight-asian="normal" style:font-weight-complex="normal"/>
    </style:style>
    <style:style style:name="P96" style:family="paragraph" style:parent-style-name="Standard">
      <style:text-properties style:text-underline-style="none" fo:font-weight="normal" officeooo:rsid="01a136bb" officeooo:paragraph-rsid="01a136bb" style:font-weight-asian="normal" style:font-weight-complex="normal"/>
    </style:style>
    <style:style style:name="P97" style:family="paragraph" style:parent-style-name="Standard">
      <style:text-properties style:text-underline-style="none" fo:font-weight="normal" officeooo:rsid="01c12903" officeooo:paragraph-rsid="01c12903" style:font-weight-asian="normal" style:font-weight-complex="normal"/>
    </style:style>
    <style:style style:name="P98" style:family="paragraph" style:parent-style-name="Standard">
      <style:text-properties style:text-underline-style="none" fo:font-weight="normal" officeooo:rsid="018d795a" officeooo:paragraph-rsid="018d795a" fo:background-color="#ffffff" style:font-weight-asian="normal" style:font-weight-complex="normal"/>
    </style:style>
    <style:style style:name="P99" style:family="paragraph" style:parent-style-name="Standard">
      <style:text-properties style:text-underline-style="none" fo:font-weight="bold" officeooo:rsid="008643a3" officeooo:paragraph-rsid="0084b8a1" style:font-weight-asian="bold" style:font-weight-complex="bold"/>
    </style:style>
    <style:style style:name="P100" style:family="paragraph" style:parent-style-name="Standard">
      <style:text-properties style:text-underline-style="none" fo:font-weight="bold" officeooo:rsid="0088a16c" officeooo:paragraph-rsid="0088a16c" style:font-weight-asian="bold" style:font-weight-complex="bold"/>
    </style:style>
    <style:style style:name="P101" style:family="paragraph" style:parent-style-name="Standard">
      <style:paragraph-properties fo:text-align="center" style:justify-single-word="false"/>
      <style:text-properties style:text-underline-style="none" fo:font-weight="bold" officeooo:rsid="0088a16c" officeooo:paragraph-rsid="0088a16c" style:font-weight-asian="bold" style:font-weight-complex="bold"/>
    </style:style>
    <style:style style:name="P102" style:family="paragraph" style:parent-style-name="Standard">
      <style:text-properties style:text-underline-style="none" fo:font-weight="bold" officeooo:rsid="00fa574a" officeooo:paragraph-rsid="00fa574a" style:font-weight-asian="bold" style:font-weight-complex="bold"/>
    </style:style>
    <style:style style:name="P103" style:family="paragraph" style:parent-style-name="Standard">
      <style:text-properties style:text-underline-style="none" fo:font-weight="bold" officeooo:rsid="0162bfae" officeooo:paragraph-rsid="0162bfae" style:font-weight-asian="bold" style:font-weight-complex="bold"/>
    </style:style>
    <style:style style:name="P104" style:family="paragraph" style:parent-style-name="Standard">
      <style:text-properties style:text-underline-style="none" fo:font-weight="bold" officeooo:rsid="018ca09f" officeooo:paragraph-rsid="018ca09f" style:font-weight-asian="bold" style:font-weight-complex="bold"/>
    </style:style>
    <style:style style:name="P105" style:family="paragraph" style:parent-style-name="Standard">
      <style:text-properties style:text-underline-style="none" fo:font-weight="bold" officeooo:rsid="01cb5530" officeooo:paragraph-rsid="01cdc39f" style:font-weight-asian="bold" style:font-weight-complex="bold"/>
    </style:style>
    <style:style style:name="P106" style:family="paragraph" style:parent-style-name="Standard">
      <style:text-properties officeooo:paragraph-rsid="0084b8a1"/>
    </style:style>
    <style:style style:name="P107" style:family="paragraph" style:parent-style-name="Standard">
      <style:text-properties officeooo:paragraph-rsid="0087fac0"/>
    </style:style>
    <style:style style:name="P108" style:family="paragraph" style:parent-style-name="Standard">
      <style:text-properties officeooo:paragraph-rsid="0088a16c"/>
    </style:style>
    <style:style style:name="P109" style:family="paragraph" style:parent-style-name="Standard">
      <style:text-properties officeooo:paragraph-rsid="00b0253c"/>
    </style:style>
    <style:style style:name="P110" style:family="paragraph" style:parent-style-name="Standard">
      <style:paragraph-properties fo:text-align="justify" style:justify-single-word="false"/>
      <style:text-properties officeooo:paragraph-rsid="00b0253c"/>
    </style:style>
    <style:style style:name="P111" style:family="paragraph" style:parent-style-name="Standard">
      <style:text-properties officeooo:paragraph-rsid="00dedd98"/>
    </style:style>
    <style:style style:name="P112" style:family="paragraph" style:parent-style-name="Standard">
      <style:text-properties officeooo:paragraph-rsid="00eb7442"/>
    </style:style>
    <style:style style:name="P113" style:family="paragraph" style:parent-style-name="Text_20_body">
      <style:text-properties fo:font-weight="normal" officeooo:rsid="001a2549" officeooo:paragraph-rsid="001a2549" style:font-weight-asian="normal" style:font-weight-complex="normal"/>
    </style:style>
    <style:style style:name="P114" style:family="paragraph" style:parent-style-name="Text_20_body">
      <style:text-properties fo:font-weight="normal" officeooo:rsid="001a2549" officeooo:paragraph-rsid="001cefad" style:font-weight-asian="normal" style:font-weight-complex="normal"/>
    </style:style>
    <style:style style:name="P115" style:family="paragraph" style:parent-style-name="Text_20_body">
      <style:text-properties fo:font-weight="normal" officeooo:rsid="002f7793" officeooo:paragraph-rsid="002a100f" style:font-weight-asian="normal" style:font-weight-complex="normal"/>
    </style:style>
    <style:style style:name="P116" style:family="paragraph" style:parent-style-name="Text_20_body">
      <style:text-properties fo:font-weight="normal" officeooo:rsid="003b7e8d" officeooo:paragraph-rsid="003b7e8d" style:font-weight-asian="normal" style:font-weight-complex="normal"/>
    </style:style>
    <style:style style:name="P117" style:family="paragraph" style:parent-style-name="Text_20_body">
      <style:text-properties fo:font-weight="normal" officeooo:rsid="00312d32" officeooo:paragraph-rsid="00409b05" style:font-weight-asian="normal" style:font-weight-complex="normal"/>
    </style:style>
    <style:style style:name="P118" style:family="paragraph" style:parent-style-name="Text_20_body">
      <style:text-properties fo:font-weight="normal" officeooo:rsid="0052fb90" officeooo:paragraph-rsid="0052fb90" style:font-weight-asian="normal" style:font-weight-complex="normal"/>
    </style:style>
    <style:style style:name="P119" style:family="paragraph" style:parent-style-name="Text_20_body">
      <style:text-properties fo:font-weight="normal" officeooo:rsid="006188e2" officeooo:paragraph-rsid="006188e2" style:font-weight-asian="normal" style:font-weight-complex="normal"/>
    </style:style>
    <style:style style:name="P120" style:family="paragraph" style:parent-style-name="Text_20_body">
      <style:text-properties fo:font-weight="normal" officeooo:rsid="0062eeac" officeooo:paragraph-rsid="0062eeac" style:font-weight-asian="normal" style:font-weight-complex="normal"/>
    </style:style>
    <style:style style:name="P121" style:family="paragraph" style:parent-style-name="Text_20_body">
      <style:text-properties fo:font-weight="normal" officeooo:rsid="006831f1" officeooo:paragraph-rsid="006831f1" style:font-weight-asian="normal" style:font-weight-complex="normal"/>
    </style:style>
    <style:style style:name="P122" style:family="paragraph" style:parent-style-name="Text_20_body">
      <style:text-properties fo:font-weight="normal" officeooo:rsid="004986bc" officeooo:paragraph-rsid="004986bc" style:font-weight-asian="normal" style:font-weight-complex="normal"/>
    </style:style>
    <style:style style:name="P123" style:family="paragraph" style:parent-style-name="Text_20_body">
      <style:text-properties fo:font-weight="normal" officeooo:rsid="005610c1" officeooo:paragraph-rsid="00571852" style:font-weight-asian="normal" style:font-weight-complex="normal"/>
    </style:style>
    <style:style style:name="P124" style:family="paragraph" style:parent-style-name="Text_20_body">
      <style:text-properties fo:font-weight="normal" officeooo:rsid="005610c1" officeooo:paragraph-rsid="005944c3" style:font-weight-asian="normal" style:font-weight-complex="normal"/>
    </style:style>
    <style:style style:name="P125" style:family="paragraph" style:parent-style-name="Text_20_body">
      <style:text-properties fo:font-weight="normal" officeooo:rsid="005944c3" officeooo:paragraph-rsid="005944c3" style:font-weight-asian="normal" style:font-weight-complex="normal"/>
    </style:style>
    <style:style style:name="P126" style:family="paragraph" style:parent-style-name="Text_20_body">
      <style:text-properties fo:font-weight="bold" officeooo:rsid="002a100f" officeooo:paragraph-rsid="002a100f" style:font-weight-asian="bold" style:font-weight-complex="bold"/>
    </style:style>
    <style:style style:name="P127" style:family="paragraph" style:parent-style-name="Text_20_body">
      <style:text-properties fo:font-weight="bold" officeooo:paragraph-rsid="005944c3" style:font-weight-asian="bold" style:font-weight-complex="bold"/>
    </style:style>
    <style:style style:name="P128" style:family="paragraph" style:parent-style-name="Text_20_body">
      <style:text-properties fo:font-weight="bold" officeooo:rsid="006188e2" officeooo:paragraph-rsid="006188e2" style:font-weight-asian="bold" style:font-weight-complex="bold"/>
    </style:style>
    <style:style style:name="P129" style:family="paragraph" style:parent-style-name="Text_20_body">
      <style:text-properties fo:font-weight="bold" officeooo:rsid="00666fa1" officeooo:paragraph-rsid="006740ce" style:font-weight-asian="bold" style:font-weight-complex="bold"/>
    </style:style>
    <style:style style:name="P130" style:family="paragraph" style:parent-style-name="Text_20_body">
      <style:text-properties fo:font-weight="bold" officeooo:paragraph-rsid="006740ce" style:font-weight-asian="bold" style:font-weight-complex="bold"/>
    </style:style>
    <style:style style:name="P131" style:family="paragraph" style:parent-style-name="Text_20_body">
      <style:text-properties officeooo:paragraph-rsid="001eed97"/>
    </style:style>
    <style:style style:name="P132" style:family="paragraph" style:parent-style-name="Text_20_body">
      <style:text-properties officeooo:paragraph-rsid="0025cf2d"/>
    </style:style>
    <style:style style:name="P133" style:family="paragraph" style:parent-style-name="Text_20_body">
      <style:text-properties officeooo:rsid="00291098" officeooo:paragraph-rsid="00291098"/>
    </style:style>
    <style:style style:name="P134" style:family="paragraph" style:parent-style-name="Text_20_body">
      <style:text-properties officeooo:paragraph-rsid="002a100f"/>
    </style:style>
    <style:style style:name="P135" style:family="paragraph" style:parent-style-name="Text_20_body">
      <style:text-properties officeooo:paragraph-rsid="00409b05"/>
    </style:style>
    <style:style style:name="P136" style:family="paragraph" style:parent-style-name="Text_20_body">
      <style:text-properties officeooo:paragraph-rsid="004d8e89"/>
    </style:style>
    <style:style style:name="P137" style:family="paragraph" style:parent-style-name="Text_20_body">
      <style:text-properties officeooo:paragraph-rsid="004f886a"/>
    </style:style>
    <style:style style:name="P138" style:family="paragraph" style:parent-style-name="Text_20_body">
      <style:text-properties officeooo:rsid="00515727" officeooo:paragraph-rsid="00515727"/>
    </style:style>
    <style:style style:name="P139" style:family="paragraph" style:parent-style-name="Text_20_body">
      <style:text-properties officeooo:rsid="00543193" officeooo:paragraph-rsid="005610c1"/>
    </style:style>
    <style:style style:name="P140" style:family="paragraph" style:parent-style-name="Text_20_body">
      <style:text-properties officeooo:paragraph-rsid="005944c3"/>
    </style:style>
    <style:style style:name="P141" style:family="paragraph" style:parent-style-name="Text_20_body">
      <style:text-properties style:text-underline-style="solid" style:text-underline-width="auto" style:text-underline-color="font-color" fo:font-weight="bold" officeooo:rsid="005b2614" officeooo:paragraph-rsid="005b2614" style:font-weight-asian="bold" style:font-weight-complex="bold"/>
    </style:style>
    <style:style style:name="P142" style:family="paragraph" style:parent-style-name="Text_20_body">
      <style:text-properties style:text-underline-style="solid" style:text-underline-width="auto" style:text-underline-color="font-color" fo:font-weight="bold" officeooo:rsid="0063c3f6" officeooo:paragraph-rsid="0063c3f6" style:font-weight-asian="bold" style:font-weight-complex="bold"/>
    </style:style>
    <style:style style:name="P143" style:family="paragraph" style:parent-style-name="Text_20_body">
      <style:text-properties style:text-underline-style="solid" style:text-underline-width="auto" style:text-underline-color="font-color" fo:font-weight="bold" officeooo:rsid="002f7793" officeooo:paragraph-rsid="002f7793" style:font-weight-asian="bold" style:font-weight-complex="bold"/>
    </style:style>
    <style:style style:name="P144" style:family="paragraph" style:parent-style-name="Text_20_body">
      <style:text-properties style:text-underline-style="solid" style:text-underline-width="auto" style:text-underline-color="font-color" fo:font-weight="bold" officeooo:rsid="002a100f" officeooo:paragraph-rsid="002a100f" style:font-weight-asian="bold" style:font-weight-complex="bold"/>
    </style:style>
    <style:style style:name="P145" style:family="paragraph" style:parent-style-name="Text_20_body">
      <style:text-properties style:text-underline-style="solid" style:text-underline-width="auto" style:text-underline-color="font-color" fo:font-weight="bold" officeooo:rsid="001eed97" officeooo:paragraph-rsid="001eed97" style:font-weight-asian="bold" style:font-weight-complex="bold"/>
    </style:style>
    <style:style style:name="P146" style:family="paragraph" style:parent-style-name="Text_20_body">
      <style:text-properties style:text-underline-style="solid" style:text-underline-width="auto" style:text-underline-color="font-color" fo:font-weight="bold" officeooo:rsid="0022a62e" officeooo:paragraph-rsid="0022a62e" style:font-weight-asian="bold" style:font-weight-complex="bold"/>
    </style:style>
    <style:style style:name="P147" style:family="paragraph" style:parent-style-name="Text_20_body">
      <style:text-properties style:text-underline-style="solid" style:text-underline-width="auto" style:text-underline-color="font-color" fo:font-weight="bold" officeooo:rsid="0022a62e" officeooo:paragraph-rsid="0025cf2d" style:font-weight-asian="bold" style:font-weight-complex="bold"/>
    </style:style>
    <style:style style:name="P148" style:family="paragraph" style:parent-style-name="Text_20_body">
      <style:text-properties style:text-underline-style="solid" style:text-underline-width="auto" style:text-underline-color="font-color" fo:font-weight="bold" officeooo:rsid="00312d32" officeooo:paragraph-rsid="00312d32" style:font-weight-asian="bold" style:font-weight-complex="bold"/>
    </style:style>
    <style:style style:name="P149" style:family="paragraph" style:parent-style-name="Text_20_body">
      <style:text-properties style:text-underline-style="solid" style:text-underline-width="auto" style:text-underline-color="font-color" fo:font-weight="bold" officeooo:rsid="004d8e89" officeooo:paragraph-rsid="004d8e89" style:font-weight-asian="bold" style:font-weight-complex="bold"/>
    </style:style>
    <style:style style:name="P150" style:family="paragraph" style:parent-style-name="Text_20_body">
      <style:text-properties style:text-underline-style="solid" style:text-underline-width="auto" style:text-underline-color="font-color" fo:font-weight="bold" officeooo:rsid="004f886a" officeooo:paragraph-rsid="004f886a" style:font-weight-asian="bold" style:font-weight-complex="bold"/>
    </style:style>
    <style:style style:name="P151" style:family="paragraph" style:parent-style-name="Text_20_body">
      <style:text-properties style:text-underline-style="solid" style:text-underline-width="auto" style:text-underline-color="font-color" fo:font-weight="bold" officeooo:rsid="0052fb90" officeooo:paragraph-rsid="0052fb90" style:font-weight-asian="bold" style:font-weight-complex="bold"/>
    </style:style>
    <style:style style:name="P152" style:family="paragraph" style:parent-style-name="Text_20_body">
      <style:text-properties style:text-underline-style="solid" style:text-underline-width="auto" style:text-underline-color="font-color" fo:font-weight="bold" officeooo:rsid="0062eeac" officeooo:paragraph-rsid="0062eeac" style:font-weight-asian="bold" style:font-weight-complex="bold"/>
    </style:style>
    <style:style style:name="P153" style:family="paragraph" style:parent-style-name="Text_20_body">
      <style:text-properties style:text-underline-style="solid" style:text-underline-width="auto" style:text-underline-color="font-color" fo:font-weight="bold" officeooo:rsid="00665c3e" officeooo:paragraph-rsid="00665c3e" style:font-weight-asian="bold" style:font-weight-complex="bold"/>
    </style:style>
    <style:style style:name="P154" style:family="paragraph" style:parent-style-name="Text_20_body">
      <style:text-properties style:text-underline-style="solid" style:text-underline-width="auto" style:text-underline-color="font-color" fo:font-weight="bold" officeooo:rsid="00666fa1" officeooo:paragraph-rsid="006740ce" style:font-weight-asian="bold" style:font-weight-complex="bold"/>
    </style:style>
    <style:style style:name="P155" style:family="paragraph" style:parent-style-name="Text_20_body">
      <style:text-properties style:text-underline-style="solid" style:text-underline-width="auto" style:text-underline-color="font-color" fo:font-weight="bold" officeooo:rsid="006831f1" officeooo:paragraph-rsid="006831f1" style:font-weight-asian="bold" style:font-weight-complex="bold"/>
    </style:style>
    <style:style style:name="P156" style:family="paragraph" style:parent-style-name="Text_20_body">
      <style:text-properties style:text-underline-style="solid" style:text-underline-width="auto" style:text-underline-color="font-color" fo:font-weight="bold" officeooo:rsid="0071b236" officeooo:paragraph-rsid="0071b236" style:font-weight-asian="bold" style:font-weight-complex="bold"/>
    </style:style>
    <style:style style:name="P157" style:family="paragraph" style:parent-style-name="Text_20_body">
      <style:text-properties style:text-underline-style="solid" style:text-underline-width="auto" style:text-underline-color="font-color" fo:font-weight="bold" officeooo:rsid="00722df0" officeooo:paragraph-rsid="00722df0" style:font-weight-asian="bold" style:font-weight-complex="bold"/>
    </style:style>
    <style:style style:name="P158" style:family="paragraph" style:parent-style-name="Text_20_body">
      <style:text-properties style:text-underline-style="solid" style:text-underline-width="auto" style:text-underline-color="font-color" fo:font-weight="bold" officeooo:rsid="00746e3f" officeooo:paragraph-rsid="00746e3f" style:font-weight-asian="bold" style:font-weight-complex="bold"/>
    </style:style>
    <style:style style:name="P159" style:family="paragraph" style:parent-style-name="Text_20_body">
      <style:text-properties style:text-underline-style="solid" style:text-underline-width="auto" style:text-underline-color="font-color" fo:font-weight="bold" officeooo:rsid="0075caf7" officeooo:paragraph-rsid="0075caf7" style:font-weight-asian="bold" style:font-weight-complex="bold"/>
    </style:style>
    <style:style style:name="P160" style:family="paragraph" style:parent-style-name="Text_20_body">
      <style:text-properties style:text-underline-style="solid" style:text-underline-width="auto" style:text-underline-color="font-color" fo:font-weight="bold" officeooo:rsid="007f3e85" officeooo:paragraph-rsid="007f3e85" style:font-weight-asian="bold" style:font-weight-complex="bold"/>
    </style:style>
    <style:style style:name="P161" style:family="paragraph" style:parent-style-name="Text_20_body">
      <style:text-properties style:text-underline-style="solid" style:text-underline-width="auto" style:text-underline-color="font-color" fo:font-weight="bold" officeooo:rsid="00824fff" officeooo:paragraph-rsid="00824fff" style:font-weight-asian="bold" style:font-weight-complex="bold"/>
    </style:style>
    <style:style style:name="P162" style:family="paragraph" style:parent-style-name="Text_20_body">
      <style:text-properties style:text-underline-style="solid" style:text-underline-width="auto" style:text-underline-color="font-color" fo:font-weight="bold" officeooo:rsid="00839752" officeooo:paragraph-rsid="00839752" style:font-weight-asian="bold" style:font-weight-complex="bold"/>
    </style:style>
    <style:style style:name="P163" style:family="paragraph" style:parent-style-name="Text_20_body">
      <style:text-properties style:text-underline-style="solid" style:text-underline-width="auto" style:text-underline-color="font-color" fo:font-weight="bold" officeooo:rsid="00571852" officeooo:paragraph-rsid="00571852" style:font-weight-asian="bold" style:font-weight-complex="bold"/>
    </style:style>
    <style:style style:name="P164" style:family="paragraph" style:parent-style-name="Text_20_body">
      <style:text-properties style:text-underline-style="solid" style:text-underline-width="auto" style:text-underline-color="font-color" fo:font-weight="bold" officeooo:rsid="014ea896" officeooo:paragraph-rsid="014ea896" style:font-weight-asian="bold" style:font-weight-complex="bold"/>
    </style:style>
    <style:style style:name="P165" style:family="paragraph" style:parent-style-name="Text_20_body">
      <style:text-properties style:text-underline-style="solid" style:text-underline-width="auto" style:text-underline-color="font-color" fo:font-weight="bold" officeooo:rsid="014f28c0" officeooo:paragraph-rsid="014f28c0" style:font-weight-asian="bold" style:font-weight-complex="bold"/>
    </style:style>
    <style:style style:name="P166" style:family="paragraph" style:parent-style-name="Text_20_body">
      <style:text-properties style:text-underline-style="solid" style:text-underline-width="auto" style:text-underline-color="font-color" fo:font-weight="bold" officeooo:rsid="015112ac" officeooo:paragraph-rsid="015112ac" style:font-weight-asian="bold" style:font-weight-complex="bold"/>
    </style:style>
    <style:style style:name="P167" style:family="paragraph" style:parent-style-name="Text_20_body">
      <style:text-properties style:text-underline-style="solid" style:text-underline-width="auto" style:text-underline-color="font-color" fo:font-weight="bold" officeooo:rsid="01520ae9" officeooo:paragraph-rsid="01520ae9" style:font-weight-asian="bold" style:font-weight-complex="bold"/>
    </style:style>
    <style:style style:name="P168" style:family="paragraph" style:parent-style-name="Text_20_body">
      <style:text-properties style:text-underline-style="solid" style:text-underline-width="auto" style:text-underline-color="font-color" fo:font-weight="bold" officeooo:rsid="011f6e8a" officeooo:paragraph-rsid="01227942" style:font-weight-asian="bold" style:font-weight-complex="bold"/>
    </style:style>
    <style:style style:name="P169" style:family="paragraph" style:parent-style-name="Text_20_body">
      <style:text-properties style:text-underline-style="solid" style:text-underline-width="auto" style:text-underline-color="font-color" fo:font-weight="bold" officeooo:rsid="01a57606" officeooo:paragraph-rsid="01a57606" style:font-weight-asian="bold" style:font-weight-complex="bold"/>
    </style:style>
    <style:style style:name="P170" style:family="paragraph" style:parent-style-name="Text_20_body">
      <style:text-properties style:text-underline-style="solid" style:text-underline-width="auto" style:text-underline-color="font-color" fo:font-weight="bold" officeooo:rsid="01ad6f73" officeooo:paragraph-rsid="01ad6f73" style:font-weight-asian="bold" style:font-weight-complex="bold"/>
    </style:style>
    <style:style style:name="P171" style:family="paragraph" style:parent-style-name="Text_20_body">
      <style:text-properties style:text-underline-style="solid" style:text-underline-width="auto" style:text-underline-color="font-color" fo:font-weight="bold" officeooo:rsid="01b5e0e4" officeooo:paragraph-rsid="01b5e0e4" style:font-weight-asian="bold" style:font-weight-complex="bold"/>
    </style:style>
    <style:style style:name="P172" style:family="paragraph" style:parent-style-name="Text_20_body">
      <style:text-properties style:text-underline-style="solid" style:text-underline-width="auto" style:text-underline-color="font-color" officeooo:rsid="006150fd" officeooo:paragraph-rsid="006150fd"/>
    </style:style>
    <style:style style:name="P173" style:family="paragraph" style:parent-style-name="Text_20_body">
      <style:text-properties officeooo:paragraph-rsid="006740ce"/>
    </style:style>
    <style:style style:name="P174" style:family="paragraph" style:parent-style-name="Text_20_body">
      <style:text-properties officeooo:paragraph-rsid="006831f1"/>
    </style:style>
    <style:style style:name="P175" style:family="paragraph" style:parent-style-name="Text_20_body">
      <style:text-properties style:text-underline-style="none" fo:font-weight="normal" officeooo:rsid="0071b236" officeooo:paragraph-rsid="0071b236" style:font-weight-asian="normal" style:font-weight-complex="normal"/>
    </style:style>
    <style:style style:name="P176" style:family="paragraph" style:parent-style-name="Text_20_body">
      <style:text-properties style:text-underline-style="none" fo:font-weight="normal" officeooo:rsid="00746e3f" officeooo:paragraph-rsid="00746e3f" style:font-weight-asian="normal" style:font-weight-complex="normal"/>
    </style:style>
    <style:style style:name="P177" style:family="paragraph" style:parent-style-name="Text_20_body">
      <style:text-properties style:text-underline-style="none" fo:font-weight="normal" officeooo:rsid="00756033" officeooo:paragraph-rsid="00756033" style:font-weight-asian="normal" style:font-weight-complex="normal"/>
    </style:style>
    <style:style style:name="P178" style:family="paragraph" style:parent-style-name="Text_20_body">
      <style:text-properties style:text-underline-style="none" fo:font-weight="normal" officeooo:rsid="007c52a2" officeooo:paragraph-rsid="007c52a2" style:font-weight-asian="normal" style:font-weight-complex="normal"/>
    </style:style>
    <style:style style:name="P179" style:family="paragraph" style:parent-style-name="Text_20_body">
      <style:text-properties style:text-underline-style="none" fo:font-weight="normal" officeooo:rsid="007f3e85" officeooo:paragraph-rsid="007f3e85" style:font-weight-asian="normal" style:font-weight-complex="normal"/>
    </style:style>
    <style:style style:name="P180" style:family="paragraph" style:parent-style-name="Text_20_body">
      <style:text-properties style:text-underline-style="none" fo:font-weight="normal" officeooo:rsid="00824fff" officeooo:paragraph-rsid="00824fff" style:font-weight-asian="normal" style:font-weight-complex="normal"/>
    </style:style>
    <style:style style:name="P181" style:family="paragraph" style:parent-style-name="Text_20_body">
      <style:text-properties style:text-underline-style="none" fo:font-weight="normal" officeooo:rsid="009755e7" officeooo:paragraph-rsid="009755e7" style:font-weight-asian="normal" style:font-weight-complex="normal"/>
    </style:style>
    <style:style style:name="P182" style:family="paragraph" style:parent-style-name="Text_20_body">
      <style:text-properties style:text-underline-style="none" fo:font-weight="normal" officeooo:rsid="01ad6f73" officeooo:paragraph-rsid="01ad6f73" style:font-weight-asian="normal" style:font-weight-complex="normal"/>
    </style:style>
    <style:style style:name="P183" style:family="paragraph" style:parent-style-name="Text_20_body">
      <style:text-properties style:text-underline-style="none" fo:font-weight="normal" officeooo:rsid="0075caf7" officeooo:paragraph-rsid="0075caf7" style:font-weight-asian="normal" style:font-weight-complex="normal"/>
    </style:style>
    <style:style style:name="P184" style:family="paragraph" style:parent-style-name="Text_20_body">
      <style:text-properties style:text-underline-style="none" fo:font-weight="normal" officeooo:rsid="01dd42c1" officeooo:paragraph-rsid="01dd42c1" style:font-weight-asian="normal" style:font-weight-complex="normal"/>
    </style:style>
    <style:style style:name="P185" style:family="paragraph" style:parent-style-name="Text_20_body">
      <style:text-properties officeooo:paragraph-rsid="00722df0"/>
    </style:style>
    <style:style style:name="P186" style:family="paragraph" style:parent-style-name="Text_20_body">
      <style:text-properties officeooo:paragraph-rsid="007c52a2"/>
    </style:style>
    <style:style style:name="P187" style:family="paragraph" style:parent-style-name="Preformatted_20_Text">
      <style:text-properties style:text-underline-style="none" fo:font-weight="normal" officeooo:rsid="007f3e85" officeooo:paragraph-rsid="007f3e85" style:font-weight-asian="normal" style:font-weight-complex="normal"/>
    </style:style>
    <style:style style:name="P188" style:family="paragraph" style:parent-style-name="Preformatted_20_Text">
      <style:text-properties style:text-underline-style="none" fo:font-weight="normal" officeooo:rsid="0177aa43" officeooo:paragraph-rsid="0177aa43" style:font-weight-asian="normal" style:font-weight-complex="normal"/>
    </style:style>
    <style:style style:name="P189" style:family="paragraph" style:parent-style-name="Table_20_Contents">
      <style:text-properties style:text-underline-style="none" officeooo:rsid="003a875b" officeooo:paragraph-rsid="00409b05"/>
    </style:style>
    <style:style style:name="P190" style:family="paragraph" style:parent-style-name="Text_20_body">
      <style:paragraph-properties fo:margin-top="0cm" fo:margin-bottom="0cm" loext:contextual-spacing="false"/>
    </style:style>
    <style:style style:name="P191" style:family="paragraph" style:parent-style-name="Standard" style:list-style-name="L1">
      <style:text-properties officeooo:paragraph-rsid="00b0253c"/>
    </style:style>
    <style:style style:name="P192" style:family="paragraph" style:parent-style-name="Standard" style:list-style-name="L1">
      <style:text-properties style:text-underline-style="none" fo:font-weight="normal" officeooo:rsid="00bc5fed" officeooo:paragraph-rsid="00b0253c" style:font-weight-asian="normal" style:font-weight-complex="normal"/>
    </style:style>
    <style:style style:name="P193" style:family="paragraph" style:parent-style-name="Standard" style:list-style-name="L2">
      <style:text-properties style:text-underline-style="none" fo:font-weight="normal" officeooo:rsid="00befe14" officeooo:paragraph-rsid="00befe14" style:font-weight-asian="normal" style:font-weight-complex="normal"/>
    </style:style>
    <style:style style:name="P194" style:family="paragraph" style:parent-style-name="Standard" style:list-style-name="L3">
      <style:text-properties style:text-underline-style="none" fo:font-weight="normal" officeooo:rsid="00c737a1" officeooo:paragraph-rsid="00c737a1" style:font-weight-asian="normal" style:font-weight-complex="normal"/>
    </style:style>
    <style:style style:name="P195" style:family="paragraph" style:parent-style-name="Standard" style:list-style-name="L4">
      <style:text-properties style:text-underline-style="none" fo:font-weight="normal" officeooo:rsid="00c89116" officeooo:paragraph-rsid="00c89116" style:font-weight-asian="normal" style:font-weight-complex="normal"/>
    </style:style>
    <style:style style:name="P196" style:family="paragraph" style:parent-style-name="Standard" style:list-style-name="L6">
      <style:text-properties style:text-underline-style="none" fo:font-weight="normal" officeooo:rsid="00db6e61" officeooo:paragraph-rsid="00db6e61" style:font-weight-asian="normal" style:font-weight-complex="normal"/>
    </style:style>
    <style:style style:name="P197" style:family="paragraph" style:parent-style-name="Standard" style:list-style-name="L6">
      <style:text-properties style:text-underline-style="none" fo:font-weight="normal" officeooo:rsid="00dbe734" officeooo:paragraph-rsid="00dbe734" style:font-weight-asian="normal" style:font-weight-complex="normal"/>
    </style:style>
    <style:style style:name="P198" style:family="paragraph" style:parent-style-name="Standard" style:list-style-name="L7">
      <style:text-properties style:text-underline-style="none" fo:font-weight="normal" officeooo:paragraph-rsid="00dedd98" style:font-weight-asian="normal" style:font-weight-complex="normal"/>
    </style:style>
    <style:style style:name="P199" style:family="paragraph" style:parent-style-name="Standard" style:list-style-name="L8">
      <style:text-properties style:text-underline-style="none" fo:font-weight="normal" officeooo:rsid="00ec244e" officeooo:paragraph-rsid="00f14437" style:font-weight-asian="normal" style:font-weight-complex="normal"/>
    </style:style>
    <style:style style:name="P200" style:family="paragraph" style:parent-style-name="Standard" style:list-style-name="L11">
      <style:text-properties style:text-underline-style="none" fo:font-weight="normal" officeooo:rsid="00fa574a" officeooo:paragraph-rsid="00fa574a" style:font-weight-asian="normal" style:font-weight-complex="normal"/>
    </style:style>
    <style:style style:name="P201" style:family="paragraph" style:parent-style-name="Standard" style:list-style-name="L12">
      <style:text-properties style:text-underline-style="none" fo:font-weight="normal" officeooo:rsid="00fa574a" officeooo:paragraph-rsid="00fa574a" style:font-weight-asian="normal" style:font-weight-complex="normal"/>
    </style:style>
    <style:style style:name="P202" style:family="paragraph" style:parent-style-name="Standard" style:list-style-name="L13">
      <style:text-properties style:text-underline-style="none" fo:font-weight="normal" officeooo:rsid="00fa574a" officeooo:paragraph-rsid="01060092" style:font-weight-asian="normal" style:font-weight-complex="normal"/>
    </style:style>
    <style:style style:name="P203" style:family="paragraph" style:parent-style-name="Standard" style:list-style-name="L14">
      <style:text-properties style:text-underline-style="none" fo:font-weight="normal" officeooo:rsid="01076f33" officeooo:paragraph-rsid="01076f33" style:font-weight-asian="normal" style:font-weight-complex="normal"/>
    </style:style>
    <style:style style:name="P204" style:family="paragraph" style:parent-style-name="Standard" style:list-style-name="L16">
      <style:text-properties style:text-underline-style="none" fo:font-weight="normal" officeooo:rsid="01076f33" officeooo:paragraph-rsid="01076f33" style:font-weight-asian="normal" style:font-weight-complex="normal"/>
    </style:style>
    <style:style style:name="P205" style:family="paragraph" style:parent-style-name="Standard" style:list-style-name="L18">
      <style:text-properties style:text-underline-style="none" fo:font-weight="normal" officeooo:rsid="01076f33" officeooo:paragraph-rsid="01076f33" style:font-weight-asian="normal" style:font-weight-complex="normal"/>
    </style:style>
    <style:style style:name="P206" style:family="paragraph" style:parent-style-name="Standard" style:list-style-name="L19">
      <style:text-properties style:text-underline-style="none" fo:font-weight="normal" officeooo:rsid="01076f33" officeooo:paragraph-rsid="01076f33" style:font-weight-asian="normal" style:font-weight-complex="normal"/>
    </style:style>
    <style:style style:name="P207" style:family="paragraph" style:parent-style-name="Standard" style:list-style-name="L20">
      <style:text-properties style:text-underline-style="none" fo:font-weight="normal" officeooo:rsid="01076f33" officeooo:paragraph-rsid="01076f33" style:font-weight-asian="normal" style:font-weight-complex="normal"/>
    </style:style>
    <style:style style:name="P208" style:family="paragraph" style:parent-style-name="Standard" style:list-style-name="L21">
      <style:text-properties style:text-underline-style="none" fo:font-weight="normal" officeooo:rsid="01076f33" officeooo:paragraph-rsid="01076f33" style:font-weight-asian="normal" style:font-weight-complex="normal"/>
    </style:style>
    <style:style style:name="P209" style:family="paragraph" style:parent-style-name="Standard" style:list-style-name="L22">
      <style:text-properties style:text-underline-style="none" fo:font-weight="normal" officeooo:rsid="01076f33" officeooo:paragraph-rsid="01076f33" style:font-weight-asian="normal" style:font-weight-complex="normal"/>
    </style:style>
    <style:style style:name="P210" style:family="paragraph" style:parent-style-name="Standard" style:list-style-name="L23">
      <style:text-properties style:text-underline-style="none" fo:font-weight="normal" officeooo:rsid="01076f33" officeooo:paragraph-rsid="01076f33" style:font-weight-asian="normal" style:font-weight-complex="normal"/>
    </style:style>
    <style:style style:name="P211" style:family="paragraph" style:parent-style-name="Standard" style:list-style-name="L17">
      <style:text-properties style:text-underline-style="none" fo:font-weight="normal" officeooo:rsid="010a6574" officeooo:paragraph-rsid="010a6574" style:font-weight-asian="normal" style:font-weight-complex="normal"/>
    </style:style>
    <style:style style:name="P212" style:family="paragraph" style:parent-style-name="Standard" style:list-style-name="L25">
      <style:text-properties style:text-underline-style="none" fo:font-weight="normal" officeooo:rsid="010d1237" officeooo:paragraph-rsid="010d1237" style:font-weight-asian="normal" style:font-weight-complex="normal"/>
    </style:style>
    <style:style style:name="P213" style:family="paragraph" style:parent-style-name="Standard" style:list-style-name="L26">
      <style:text-properties style:text-underline-style="none" fo:font-weight="normal" officeooo:rsid="011d4ffa" officeooo:paragraph-rsid="011d4ffa" style:font-weight-asian="normal" style:font-weight-complex="normal"/>
    </style:style>
    <style:style style:name="P214" style:family="paragraph" style:parent-style-name="Standard" style:list-style-name="L28">
      <style:text-properties style:text-underline-style="none" fo:font-weight="normal" officeooo:rsid="011f6e8a" officeooo:paragraph-rsid="011f6e8a" style:font-weight-asian="normal" style:font-weight-complex="normal"/>
    </style:style>
    <style:style style:name="P215" style:family="paragraph" style:parent-style-name="Standard" style:list-style-name="L29">
      <style:text-properties style:text-underline-style="none" fo:font-weight="normal" officeooo:rsid="011f6e8a" officeooo:paragraph-rsid="011f6e8a" style:font-weight-asian="normal" style:font-weight-complex="normal"/>
    </style:style>
    <style:style style:name="P216" style:family="paragraph" style:parent-style-name="Standard" style:list-style-name="L30">
      <style:text-properties style:text-underline-style="none" fo:font-weight="normal" officeooo:rsid="011f6e8a" officeooo:paragraph-rsid="011f6e8a" style:font-weight-asian="normal" style:font-weight-complex="normal"/>
    </style:style>
    <style:style style:name="P217" style:family="paragraph" style:parent-style-name="Standard" style:list-style-name="L31">
      <style:text-properties style:text-underline-style="none" fo:font-weight="normal" officeooo:rsid="01269907" officeooo:paragraph-rsid="01269907" style:font-weight-asian="normal" style:font-weight-complex="normal"/>
    </style:style>
    <style:style style:name="P218" style:family="paragraph" style:parent-style-name="Standard" style:list-style-name="L34">
      <style:text-properties style:text-underline-style="none" fo:font-weight="normal" officeooo:rsid="012e2ca3" officeooo:paragraph-rsid="012e2ca3" style:font-weight-asian="normal" style:font-weight-complex="normal"/>
    </style:style>
    <style:style style:name="P219" style:family="paragraph" style:parent-style-name="Standard" style:list-style-name="L36">
      <style:text-properties style:text-underline-style="none" fo:font-weight="normal" officeooo:paragraph-rsid="01306eeb" style:font-weight-asian="normal" style:font-weight-complex="normal"/>
    </style:style>
    <style:style style:name="P220" style:family="paragraph" style:parent-style-name="Standard" style:list-style-name="L37">
      <style:text-properties style:text-underline-style="none" fo:font-weight="normal" officeooo:paragraph-rsid="01306eeb" style:font-weight-asian="normal" style:font-weight-complex="normal"/>
    </style:style>
    <style:style style:name="P221" style:family="paragraph" style:parent-style-name="Standard" style:list-style-name="L38">
      <style:text-properties style:text-underline-style="none" fo:font-weight="normal" officeooo:rsid="014119ec" officeooo:paragraph-rsid="014119ec" style:font-weight-asian="normal" style:font-weight-complex="normal"/>
    </style:style>
    <style:style style:name="P222" style:family="paragraph" style:parent-style-name="Standard" style:list-style-name="L38">
      <style:text-properties style:text-underline-style="none" fo:font-weight="normal" officeooo:rsid="017c20f7" officeooo:paragraph-rsid="017c20f7" style:font-weight-asian="normal" style:font-weight-complex="normal"/>
    </style:style>
    <style:style style:name="P223" style:family="paragraph" style:parent-style-name="Standard" style:list-style-name="L38">
      <style:text-properties style:text-underline-style="none" fo:font-weight="normal" officeooo:rsid="017ebc15" officeooo:paragraph-rsid="017ebc15" style:font-weight-asian="normal" style:font-weight-complex="normal"/>
    </style:style>
    <style:style style:name="P224" style:family="paragraph" style:parent-style-name="Standard" style:list-style-name="L39">
      <style:text-properties style:text-underline-style="none" fo:font-weight="normal" officeooo:rsid="0183f159" officeooo:paragraph-rsid="0183f159" style:font-weight-asian="normal" style:font-weight-complex="normal"/>
    </style:style>
    <style:style style:name="P225" style:family="paragraph" style:parent-style-name="Standard" style:list-style-name="L44">
      <style:text-properties style:text-underline-style="none" fo:font-weight="normal" officeooo:rsid="0158dbb7" officeooo:paragraph-rsid="0158dbb7" style:font-weight-asian="normal" style:font-weight-complex="normal"/>
    </style:style>
    <style:style style:name="P226" style:family="paragraph" style:parent-style-name="Standard" style:list-style-name="L45">
      <style:text-properties style:text-underline-style="none" fo:font-weight="normal" officeooo:rsid="015f1124" officeooo:paragraph-rsid="015f1124" style:font-weight-asian="normal" style:font-weight-complex="normal"/>
    </style:style>
    <style:style style:name="P227" style:family="paragraph" style:parent-style-name="Standard" style:list-style-name="L47">
      <style:text-properties style:text-underline-style="none" fo:font-weight="normal" officeooo:rsid="0169747a" officeooo:paragraph-rsid="0169747a" style:font-weight-asian="normal" style:font-weight-complex="normal"/>
    </style:style>
    <style:style style:name="P228" style:family="paragraph" style:parent-style-name="Standard" style:list-style-name="L49">
      <style:text-properties style:text-underline-style="none" fo:font-weight="normal" officeooo:rsid="0174dfcb" officeooo:paragraph-rsid="0174dfcb" style:font-weight-asian="normal" style:font-weight-complex="normal"/>
    </style:style>
    <style:style style:name="P229" style:family="paragraph" style:parent-style-name="Standard" style:list-style-name="L50">
      <style:text-properties style:text-underline-style="none" fo:font-weight="normal" officeooo:rsid="0177aa43" officeooo:paragraph-rsid="0177aa43" style:font-weight-asian="normal" style:font-weight-complex="normal"/>
    </style:style>
    <style:style style:name="P230" style:family="paragraph" style:parent-style-name="Standard" style:list-style-name="L51">
      <style:text-properties style:text-underline-style="none" fo:font-weight="normal" officeooo:rsid="0177aa43" officeooo:paragraph-rsid="01914b53" style:font-weight-asian="normal" style:font-weight-complex="normal"/>
    </style:style>
    <style:style style:name="P231" style:family="paragraph" style:parent-style-name="Standard" style:list-style-name="L51">
      <style:text-properties style:text-underline-style="none" fo:font-weight="normal" officeooo:rsid="0177aa43" officeooo:paragraph-rsid="0197fe8a" style:font-weight-asian="normal" style:font-weight-complex="normal"/>
    </style:style>
    <style:style style:name="P232" style:family="paragraph" style:parent-style-name="Standard" style:list-style-name="L53">
      <style:text-properties style:text-underline-style="none" fo:font-weight="normal" officeooo:rsid="019d1900" officeooo:paragraph-rsid="019d1900" style:font-weight-asian="normal" style:font-weight-complex="normal"/>
    </style:style>
    <style:style style:name="P233" style:family="paragraph" style:parent-style-name="Standard" style:list-style-name="L59">
      <style:text-properties style:text-underline-style="none" fo:font-weight="normal" officeooo:rsid="01c12903" officeooo:paragraph-rsid="01c12903" style:font-weight-asian="normal" style:font-weight-complex="normal"/>
    </style:style>
    <style:style style:name="P234" style:family="paragraph" style:parent-style-name="Standard" style:list-style-name="L60">
      <style:text-properties style:text-underline-style="none" fo:font-weight="normal" officeooo:rsid="01cb5530" officeooo:paragraph-rsid="01cb5530" style:font-weight-asian="normal" style:font-weight-complex="normal"/>
    </style:style>
    <style:style style:name="P235" style:family="paragraph" style:parent-style-name="Standard" style:list-style-name="L60">
      <style:text-properties style:text-underline-style="none" fo:font-weight="normal" officeooo:rsid="01cdc39f" officeooo:paragraph-rsid="01cdc39f" style:font-weight-asian="normal" style:font-weight-complex="normal"/>
    </style:style>
    <style:style style:name="P236" style:family="paragraph" style:parent-style-name="Standard" style:list-style-name="L39">
      <style:text-properties style:text-underline-style="none" fo:font-weight="bold" officeooo:rsid="0183f159" officeooo:paragraph-rsid="0183f159" style:font-weight-asian="bold" style:font-weight-complex="bold"/>
    </style:style>
    <style:style style:name="P237" style:family="paragraph" style:parent-style-name="Standard" style:list-style-name="L46">
      <style:text-properties style:text-underline-style="none" fo:font-weight="bold" officeooo:rsid="0162bfae" officeooo:paragraph-rsid="0162bfae" style:font-weight-asian="bold" style:font-weight-complex="bold"/>
    </style:style>
    <style:style style:name="P238" style:family="paragraph" style:parent-style-name="Standard" style:list-style-name="L5">
      <style:text-properties officeooo:paragraph-rsid="00cd4cdd"/>
    </style:style>
    <style:style style:name="P239" style:family="paragraph" style:parent-style-name="Standard" style:list-style-name="L6"/>
    <style:style style:name="P240" style:family="paragraph" style:parent-style-name="Standard" style:list-style-name="L10">
      <style:text-properties officeooo:paragraph-rsid="01008701"/>
    </style:style>
    <style:style style:name="P241" style:family="paragraph" style:parent-style-name="Standard" style:list-style-name="L15">
      <style:text-properties style:text-underline-style="solid" style:text-underline-width="auto" style:text-underline-color="font-color" fo:font-weight="bold" officeooo:rsid="01076f33" officeooo:paragraph-rsid="01076f33" style:font-weight-asian="bold" style:font-weight-complex="bold"/>
    </style:style>
    <style:style style:name="P242" style:family="paragraph" style:parent-style-name="Standard" style:list-style-name="L38">
      <style:text-properties style:text-underline-style="solid" style:text-underline-width="auto" style:text-underline-color="font-color" fo:font-weight="bold" officeooo:rsid="017c20f7" officeooo:paragraph-rsid="017c20f7" style:font-weight-asian="bold" style:font-weight-complex="bold"/>
    </style:style>
    <style:style style:name="P243" style:family="paragraph" style:parent-style-name="Standard" style:list-style-name="L31"/>
    <style:style style:name="P244" style:family="paragraph" style:parent-style-name="Standard" style:list-style-name="L33"/>
    <style:style style:name="P245" style:family="paragraph" style:parent-style-name="Standard" style:list-style-name="L35">
      <style:text-properties officeooo:paragraph-rsid="01306eeb"/>
    </style:style>
    <style:style style:name="P246" style:family="paragraph" style:parent-style-name="Standard" style:list-style-name="L40"/>
    <style:style style:name="P247" style:family="paragraph" style:parent-style-name="Standard" style:list-style-name="L43"/>
    <style:style style:name="P248" style:family="paragraph" style:parent-style-name="Standard" style:list-style-name="L44">
      <style:text-properties officeooo:paragraph-rsid="0158dbb7"/>
    </style:style>
    <style:style style:name="P249" style:family="paragraph" style:parent-style-name="Standard" style:list-style-name="L51">
      <style:text-properties officeooo:rsid="0194a1e8" officeooo:paragraph-rsid="0194a1e8"/>
    </style:style>
    <style:style style:name="P250" style:family="paragraph" style:parent-style-name="Standard" style:list-style-name="L52"/>
    <style:style style:name="P251" style:family="paragraph" style:parent-style-name="Standard" style:list-style-name="L54"/>
    <style:style style:name="P252" style:family="paragraph" style:parent-style-name="Text_20_body" style:list-style-name="L9"/>
    <style:style style:name="P253" style:family="paragraph" style:parent-style-name="Text_20_body" style:list-style-name="L24">
      <style:text-properties style:text-underline-style="none" fo:font-weight="normal" officeooo:rsid="01076f33" officeooo:paragraph-rsid="01076f33" style:font-weight-asian="normal" style:font-weight-complex="normal"/>
    </style:style>
    <style:style style:name="P254" style:family="paragraph" style:parent-style-name="Text_20_body" style:list-style-name="L42">
      <style:text-properties style:text-underline-style="none" fo:font-weight="normal" officeooo:rsid="014f28c0" officeooo:paragraph-rsid="014f28c0" style:font-weight-asian="normal" style:font-weight-complex="normal"/>
    </style:style>
    <style:style style:name="P255" style:family="paragraph" style:parent-style-name="Text_20_body" style:list-style-name="L48">
      <style:text-properties style:text-underline-style="none" fo:font-weight="normal" officeooo:rsid="016db69b" officeooo:paragraph-rsid="016db69b" style:font-weight-asian="normal" style:font-weight-complex="normal"/>
    </style:style>
    <style:style style:name="P256" style:family="paragraph" style:parent-style-name="Text_20_body" style:list-style-name="L57">
      <style:text-properties style:text-underline-style="none" fo:font-weight="normal" officeooo:rsid="01b0719d" officeooo:paragraph-rsid="01b0719d" style:font-weight-asian="normal" style:font-weight-complex="normal"/>
    </style:style>
    <style:style style:name="P257" style:family="paragraph" style:parent-style-name="Text_20_body">
      <style:text-properties style:text-underline-style="none" fo:font-weight="normal" officeooo:rsid="01e2aa81" officeooo:paragraph-rsid="01e2aa81" style:font-weight-asian="normal" style:font-weight-complex="normal"/>
    </style:style>
    <style:style style:name="P258" style:family="paragraph" style:parent-style-name="Text_20_body">
      <style:text-properties style:text-underline-style="none" fo:font-weight="normal" officeooo:rsid="01e5a021" officeooo:paragraph-rsid="01e5a021" style:font-weight-asian="normal" style:font-weight-complex="normal"/>
    </style:style>
    <style:style style:name="P259" style:family="paragraph" style:parent-style-name="Text_20_body" style:list-style-name="L27">
      <style:text-properties officeooo:paragraph-rsid="01227942"/>
    </style:style>
    <style:style style:name="P260" style:family="paragraph" style:parent-style-name="Text_20_body" style:list-style-name="L32">
      <style:text-properties officeooo:paragraph-rsid="012915b8"/>
    </style:style>
    <style:style style:name="P261" style:family="paragraph" style:parent-style-name="Text_20_body" style:list-style-name="L41">
      <style:text-properties officeooo:paragraph-rsid="014ea896"/>
    </style:style>
    <style:style style:name="P262" style:family="paragraph" style:parent-style-name="Text_20_body" style:list-style-name="L55"/>
    <style:style style:name="P263" style:family="paragraph" style:parent-style-name="Text_20_body" style:list-style-name="L55">
      <style:text-properties officeooo:rsid="01a8dcac" officeooo:paragraph-rsid="01a8dcac"/>
    </style:style>
    <style:style style:name="P264" style:family="paragraph" style:parent-style-name="Text_20_body" style:list-style-name="L56">
      <style:text-properties style:text-underline-style="solid" style:text-underline-width="auto" style:text-underline-color="font-color" fo:font-weight="bold" officeooo:rsid="01abf3d9" officeooo:paragraph-rsid="01abf3d9" style:font-weight-asian="bold" style:font-weight-complex="bold"/>
    </style:style>
    <style:style style:name="P265" style:family="paragraph" style:parent-style-name="Text_20_body" style:list-style-name="L58">
      <style:text-properties style:text-underline-style="solid" style:text-underline-width="auto" style:text-underline-color="font-color" fo:font-weight="bold" officeooo:rsid="01b5e0e4" officeooo:paragraph-rsid="01b5e0e4" style:font-weight-asian="bold" style:font-weight-complex="bold"/>
    </style:style>
    <style:style style:name="P266" style:family="paragraph" style:parent-style-name="Text_20_body">
      <style:text-properties style:text-underline-style="solid" style:text-underline-width="auto" style:text-underline-color="font-color" fo:font-weight="bold" officeooo:rsid="0077d1d0" officeooo:paragraph-rsid="0077d1d0" style:font-weight-asian="bold" style:font-weight-complex="bold"/>
    </style:style>
    <style:style style:name="P267" style:family="paragraph" style:parent-style-name="Text_20_body">
      <style:text-properties fo:font-size="15pt" style:text-underline-style="solid" style:text-underline-width="auto" style:text-underline-color="font-color" fo:font-weight="bold" officeooo:rsid="01e2aa81" officeooo:paragraph-rsid="01e2aa81" style:font-size-asian="15pt" style:font-weight-asian="bold" style:font-size-complex="15pt" style:font-weight-complex="bold"/>
    </style:style>
    <style:style style:name="P268" style:family="paragraph" style:parent-style-name="Text_20_body">
      <style:text-properties fo:font-size="14pt" style:text-underline-style="solid" style:text-underline-width="auto" style:text-underline-color="font-color" fo:font-weight="bold" officeooo:rsid="007c52a2" officeooo:paragraph-rsid="007c52a2" style:font-size-asian="14pt" style:font-weight-asian="bold" style:font-size-complex="14pt" style:font-weight-complex="bold"/>
    </style:style>
    <style:style style:name="P269" style:family="paragraph" style:parent-style-name="Text_20_body" style:list-style-name="L9">
      <style:paragraph-properties fo:margin-top="0cm" fo:margin-bottom="0cm" loext:contextual-spacing="false"/>
    </style:style>
    <style:style style:name="P270" style:family="paragraph" style:parent-style-name="Preformatted_20_Text" style:list-style-name="L12">
      <style:text-properties style:text-underline-style="none" fo:font-weight="normal" officeooo:rsid="00fa574a" officeooo:paragraph-rsid="00fa574a" style:font-weight-asian="normal" style:font-weight-complex="normal"/>
    </style:style>
    <style:style style:name="P271" style:family="paragraph" style:parent-style-name="Preformatted_20_Text" style:list-style-name="L13">
      <style:text-properties style:text-underline-style="none" fo:font-weight="normal" officeooo:rsid="00fa574a" officeooo:paragraph-rsid="01060092" style:font-weight-asian="normal" style:font-weight-complex="normal"/>
    </style:style>
    <style:style style:name="P272" style:family="paragraph" style:parent-style-name="Preformatted_20_Text" style:list-style-name="L36">
      <style:text-properties style:text-underline-style="none" fo:font-weight="normal" officeooo:paragraph-rsid="01306eeb" style:font-weight-asian="normal" style:font-weight-complex="normal"/>
    </style:style>
    <style:style style:name="P273" style:family="paragraph" style:parent-style-name="Preformatted_20_Text">
      <style:text-properties style:text-underline-style="none" fo:font-weight="normal" officeooo:rsid="01e2aa81" officeooo:paragraph-rsid="01e2aa81" style:font-weight-asian="normal" style:font-weight-complex="normal"/>
    </style:style>
    <style:style style:name="P274" style:family="paragraph" style:parent-style-name="Preformatted_20_Text" style:list-style-name="L31">
      <style:text-properties fo:font-style="italic" style:text-underline-style="none" fo:font-weight="normal" officeooo:rsid="01269907" officeooo:paragraph-rsid="01269907" style:font-weight-asian="normal" style:font-weight-complex="normal"/>
    </style:style>
    <style:style style:name="P275" style:family="paragraph" style:parent-style-name="Preformatted_20_Text">
      <style:paragraph-properties fo:margin-top="0cm" fo:margin-bottom="0.499cm"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ed97" style:font-weight-asian="bold" style:font-weight-complex="bold"/>
    </style:style>
    <style:style style:name="T4" style:family="text">
      <style:text-properties fo:font-weight="bold" officeooo:rsid="005610c1" style:font-weight-asian="bold" style:font-weight-complex="bold"/>
    </style:style>
    <style:style style:name="T5" style:family="text">
      <style:text-properties fo:font-weight="bold" officeooo:rsid="00666fa1" style:font-weight-asian="bold" style:font-weight-complex="bold"/>
    </style:style>
    <style:style style:name="T6" style:family="text">
      <style:text-properties fo:font-weight="bold" officeooo:rsid="006740ce" style:font-weight-asian="bold" style:font-weight-complex="bold"/>
    </style:style>
    <style:style style:name="T7" style:family="text">
      <style:text-properties fo:font-weight="bold" officeooo:rsid="006831f1" style:font-weight-asian="bold" style:font-weight-complex="bold"/>
    </style:style>
    <style:style style:name="T8" style:family="text">
      <style:text-properties fo:font-weight="bold" officeooo:rsid="006e5efd" style:font-weight-asian="bold" style:font-weight-complex="bold"/>
    </style:style>
    <style:style style:name="T9" style:family="text">
      <style:text-properties fo:font-weight="bold" officeooo:rsid="008643a3" style:font-weight-asian="bold" style:font-weight-complex="bold"/>
    </style:style>
    <style:style style:name="T10" style:family="text">
      <style:text-properties fo:font-weight="bold" officeooo:rsid="00c737a1"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bold" officeooo:rsid="004d8e89" style:font-weight-asian="normal" style:font-weight-complex="normal"/>
    </style:style>
    <style:style style:name="T13" style:family="text">
      <style:text-properties officeooo:rsid="0019577e"/>
    </style:style>
    <style:style style:name="T14" style:family="text">
      <style:text-properties style:text-underline-style="none"/>
    </style:style>
    <style:style style:name="T15" style:family="text">
      <style:text-properties style:text-underline-style="none" officeooo:rsid="0019577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6038d5" style:font-weight-asian="normal" style:font-weight-complex="normal"/>
    </style:style>
    <style:style style:name="T18" style:family="text">
      <style:text-properties style:text-underline-style="none" fo:font-weight="normal" officeooo:rsid="007c52a2" style:font-weight-asian="normal" style:font-weight-complex="normal"/>
    </style:style>
    <style:style style:name="T19" style:family="text">
      <style:text-properties style:text-underline-style="none" fo:font-weight="normal" officeooo:rsid="00159cb1" style:font-weight-asian="normal" style:font-weight-complex="normal"/>
    </style:style>
    <style:style style:name="T20" style:family="text">
      <style:text-properties style:text-underline-style="none" fo:font-weight="normal" officeooo:rsid="00b0253c" style:font-weight-asian="normal" style:font-weight-complex="normal"/>
    </style:style>
    <style:style style:name="T21" style:family="text">
      <style:text-properties style:text-underline-style="none" fo:font-weight="normal" officeooo:rsid="00b78eb4" style:font-weight-asian="normal" style:font-weight-complex="normal"/>
    </style:style>
    <style:style style:name="T22" style:family="text">
      <style:text-properties style:text-underline-style="none" fo:font-weight="normal" officeooo:rsid="00bc5fed" style:font-weight-asian="normal" style:font-weight-complex="normal"/>
    </style:style>
    <style:style style:name="T23" style:family="text">
      <style:text-properties style:text-underline-style="none" fo:font-weight="normal" officeooo:rsid="00cd4cdd" style:font-weight-asian="normal" style:font-weight-complex="normal"/>
    </style:style>
    <style:style style:name="T24" style:family="text">
      <style:text-properties style:text-underline-style="none" fo:font-weight="normal" officeooo:rsid="00eb7442" style:font-weight-asian="normal" style:font-weight-complex="normal"/>
    </style:style>
    <style:style style:name="T25" style:family="text">
      <style:text-properties style:text-underline-style="none" fo:font-weight="normal" officeooo:rsid="011f6e8a" style:font-weight-asian="normal" style:font-weight-complex="normal"/>
    </style:style>
    <style:style style:name="T26" style:family="text">
      <style:text-properties style:text-underline-style="none" fo:font-weight="normal" officeooo:rsid="0126d6ee" style:font-weight-asian="normal" style:font-weight-complex="normal"/>
    </style:style>
    <style:style style:name="T27" style:family="text">
      <style:text-properties style:text-underline-style="none" fo:font-weight="normal" officeooo:rsid="01306eeb" style:font-weight-asian="normal" style:font-weight-complex="normal"/>
    </style:style>
    <style:style style:name="T28" style:family="text">
      <style:text-properties style:text-underline-style="none" fo:font-weight="normal" officeooo:rsid="014ea896" style:font-weight-asian="normal" style:font-weight-complex="normal"/>
    </style:style>
    <style:style style:name="T29" style:family="text">
      <style:text-properties style:text-underline-style="none" fo:font-weight="normal" officeooo:rsid="01520ae9" style:font-weight-asian="normal" style:font-weight-complex="normal"/>
    </style:style>
    <style:style style:name="T30" style:family="text">
      <style:text-properties style:text-underline-style="none" fo:font-weight="normal" officeooo:rsid="0158dbb7" style:font-weight-asian="normal" style:font-weight-complex="normal"/>
    </style:style>
    <style:style style:name="T31" style:family="text">
      <style:text-properties style:text-underline-style="none" fo:font-weight="normal" officeooo:rsid="0177aa43" style:font-weight-asian="normal" style:font-weight-complex="normal"/>
    </style:style>
    <style:style style:name="T32" style:family="text">
      <style:text-properties style:text-underline-style="none" fo:font-weight="normal" officeooo:rsid="01a10aee" style:font-weight-asian="normal" style:font-weight-complex="normal"/>
    </style:style>
    <style:style style:name="T33" style:family="text">
      <style:text-properties style:text-underline-style="none" fo:font-weight="bold" officeooo:rsid="00722df0" style:font-weight-asian="bold" style:font-weight-complex="bold"/>
    </style:style>
    <style:style style:name="T34" style:family="text">
      <style:text-properties style:text-underline-style="none" fo:font-weight="bold" officeooo:rsid="00159cb1" style:font-weight-asian="bold" style:font-weight-complex="bold"/>
    </style:style>
    <style:style style:name="T35" style:family="text">
      <style:text-properties style:text-underline-style="none" fo:font-weight="bold" officeooo:rsid="0085db98" style:font-weight-asian="bold" style:font-weight-complex="bold"/>
    </style:style>
    <style:style style:name="T36" style:family="text">
      <style:text-properties style:text-underline-style="none" fo:font-weight="bold" officeooo:rsid="008643a3" style:font-weight-asian="bold" style:font-weight-complex="bold"/>
    </style:style>
    <style:style style:name="T37" style:family="text">
      <style:text-properties style:text-underline-style="none" fo:font-weight="bold" officeooo:rsid="0088a16c" style:font-weight-asian="bold" style:font-weight-complex="bold"/>
    </style:style>
    <style:style style:name="T38" style:family="text">
      <style:text-properties style:text-underline-style="none" fo:font-weight="bold" officeooo:rsid="008c630c" style:font-weight-asian="bold" style:font-weight-complex="bold"/>
    </style:style>
    <style:style style:name="T39" style:family="text">
      <style:text-properties style:text-underline-style="none" fo:font-weight="bold" officeooo:rsid="00eb7442" style:font-weight-asian="bold" style:font-weight-complex="bold"/>
    </style:style>
    <style:style style:name="T40" style:family="text">
      <style:text-properties style:text-underline-style="none" fo:font-weight="bold" officeooo:rsid="0085db98"/>
    </style:style>
    <style:style style:name="T41" style:family="text">
      <style:text-properties style:text-underline-style="none" fo:font-weight="bold" officeooo:rsid="008643a3"/>
    </style:style>
    <style:style style:name="T42" style:family="text">
      <style:text-properties style:text-underline-style="none" fo:font-weight="bold" officeooo:rsid="00cd4cdd" style:font-weight-asian="normal" style:font-weight-complex="normal"/>
    </style:style>
    <style:style style:name="T43" style:family="text">
      <style:text-properties style:text-underline-style="none" fo:font-weight="bold" officeooo:rsid="011f6e8a" style:font-weight-asian="normal" style:font-weight-complex="normal"/>
    </style:style>
    <style:style style:name="T44" style:family="text">
      <style:text-properties style:text-underline-style="none" fo:font-weight="bold" officeooo:rsid="0126d6ee" style:font-weight-asian="normal" style:font-weight-complex="normal"/>
    </style:style>
    <style:style style:name="T45" style:family="text">
      <style:text-properties style:text-underline-style="none" fo:font-weight="bold" officeooo:rsid="014ea896" style:font-weight-asian="normal" style:font-weight-complex="normal"/>
    </style:style>
    <style:style style:name="T46" style:family="text">
      <style:text-properties style:text-underline-style="none" fo:font-weight="bold" officeooo:rsid="01520ae9" style:font-weight-asian="normal" style:font-weight-complex="normal"/>
    </style:style>
    <style:style style:name="T47" style:family="text">
      <style:text-properties style:text-underline-style="none" officeooo:rsid="0085db98"/>
    </style:style>
    <style:style style:name="T48" style:family="text">
      <style:text-properties style:text-underline-style="none" officeooo:rsid="008643a3"/>
    </style:style>
    <style:style style:name="T49" style:family="text">
      <style:text-properties fo:font-style="italic"/>
    </style:style>
    <style:style style:name="T50" style:family="text">
      <style:text-properties fo:font-style="italic" fo:font-weight="normal" style:font-weight-asian="normal" style:font-weight-complex="normal"/>
    </style:style>
    <style:style style:name="T51" style:family="text">
      <style:text-properties fo:font-style="italic" fo:font-weight="normal" officeooo:rsid="0063c3f6" style:font-weight-asian="normal" style:font-weight-complex="normal"/>
    </style:style>
    <style:style style:name="T52" style:family="text">
      <style:text-properties fo:font-style="italic" style:text-underline-style="none" officeooo:rsid="0085db98"/>
    </style:style>
    <style:style style:name="T53" style:family="text">
      <style:text-properties fo:font-style="italic" style:text-underline-style="none" fo:font-weight="normal" style:font-weight-asian="normal" style:font-weight-complex="normal"/>
    </style:style>
    <style:style style:name="T54" style:family="text">
      <style:text-properties fo:font-style="italic" style:text-underline-style="none" fo:font-weight="normal" officeooo:rsid="0158dbb7" style:font-weight-asian="normal"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2be454" style:font-weight-asian="normal" style:font-weight-complex="normal"/>
    </style:style>
    <style:style style:name="T57" style:family="text">
      <style:text-properties fo:font-weight="normal" officeooo:rsid="002f7793" style:font-weight-asian="normal" style:font-weight-complex="normal"/>
    </style:style>
    <style:style style:name="T58" style:family="text">
      <style:text-properties fo:font-weight="normal" officeooo:rsid="004d8e89" style:font-weight-asian="normal" style:font-weight-complex="normal"/>
    </style:style>
    <style:style style:name="T59" style:family="text">
      <style:text-properties fo:font-weight="normal" officeooo:rsid="005610c1" style:font-weight-asian="normal" style:font-weight-complex="normal"/>
    </style:style>
    <style:style style:name="T60" style:family="text">
      <style:text-properties fo:font-weight="normal" officeooo:rsid="006150fd" style:font-weight-asian="normal" style:font-weight-complex="normal"/>
    </style:style>
    <style:style style:name="T61" style:family="text">
      <style:text-properties fo:font-weight="normal" officeooo:rsid="0063c3f6" style:font-weight-asian="normal" style:font-weight-complex="normal"/>
    </style:style>
    <style:style style:name="T62" style:family="text">
      <style:text-properties fo:font-weight="normal" officeooo:rsid="00666fa1" style:font-weight-asian="normal" style:font-weight-complex="normal"/>
    </style:style>
    <style:style style:name="T63" style:family="text">
      <style:text-properties fo:font-weight="normal" fo:background-color="#ffff00" loext:char-shading-value="0" style:font-weight-asian="normal" style:font-weight-complex="normal"/>
    </style:style>
    <style:style style:name="T64" style:family="text">
      <style:text-properties fo:font-weight="normal" officeooo:rsid="004d8e89" fo:background-color="#ffff00" loext:char-shading-value="0" style:font-weight-asian="normal" style:font-weight-complex="normal"/>
    </style:style>
    <style:style style:name="T65" style:family="text">
      <style:text-properties fo:font-weight="normal" officeooo:rsid="004f886a" fo:background-color="#ffff00" loext:char-shading-value="0" style:font-weight-asian="normal" style:font-weight-complex="normal"/>
    </style:style>
    <style:style style:name="T66" style:family="text">
      <style:text-properties officeooo:rsid="003b7e8d"/>
    </style:style>
    <style:style style:name="T67" style:family="text">
      <style:text-properties fo:background-color="#ffff00" loext:char-shading-value="0"/>
    </style:style>
    <style:style style:name="T68" style:family="text">
      <style:text-properties officeooo:rsid="00543193"/>
    </style:style>
    <style:style style:name="T69" style:family="text">
      <style:text-properties officeooo:rsid="005610c1"/>
    </style:style>
    <style:style style:name="T70" style:family="text">
      <style:text-properties officeooo:rsid="006150fd"/>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officeooo:rsid="002d0e4a"/>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fo:font-weight="bold" officeooo:rsid="00b0253c" style:font-weight-asian="bold" style:font-weight-complex="bold"/>
    </style:style>
    <style:style style:name="T75" style:family="text">
      <style:text-properties style:text-underline-style="solid" style:text-underline-width="auto" style:text-underline-color="font-color" fo:font-weight="bold" officeooo:rsid="00c737a1" style:font-weight-asian="bold" style:font-weight-complex="bold"/>
    </style:style>
    <style:style style:name="T76" style:family="text">
      <style:text-properties style:text-underline-style="solid" style:text-underline-width="auto" style:text-underline-color="font-color" fo:font-weight="bold" officeooo:rsid="00dedd98" style:font-weight-asian="bold" style:font-weight-complex="bold"/>
    </style:style>
    <style:style style:name="T77" style:family="text">
      <style:text-properties style:text-underline-style="solid" style:text-underline-width="auto" style:text-underline-color="font-color" fo:font-weight="bold" officeooo:rsid="00e5a211" style:font-weight-asian="bold" style:font-weight-complex="bold"/>
    </style:style>
    <style:style style:name="T78" style:family="text">
      <style:text-properties officeooo:rsid="006740ce"/>
    </style:style>
    <style:style style:name="T79" style:family="text">
      <style:text-properties officeooo:rsid="008c630c"/>
    </style:style>
    <style:style style:name="T80" style:family="text">
      <style:text-properties officeooo:rsid="008e214e"/>
    </style:style>
    <style:style style:name="T81" style:family="text">
      <style:text-properties officeooo:rsid="009755e7"/>
    </style:style>
    <style:style style:name="T82" style:family="text">
      <style:text-properties officeooo:rsid="00adafa0"/>
    </style:style>
    <style:style style:name="T83" style:family="text">
      <style:text-properties officeooo:rsid="00c737a1"/>
    </style:style>
    <style:style style:name="T84" style:family="text">
      <style:text-properties officeooo:rsid="00c7dff9"/>
    </style:style>
    <style:style style:name="T85" style:family="text">
      <style:text-properties officeooo:rsid="00d977d8"/>
    </style:style>
    <style:style style:name="T86" style:family="text">
      <style:text-properties officeooo:rsid="01040a6a"/>
    </style:style>
    <style:style style:name="T87" style:family="text">
      <style:text-properties officeooo:rsid="010d1237"/>
    </style:style>
    <style:style style:name="T88" style:family="text">
      <style:text-properties officeooo:rsid="01120087"/>
    </style:style>
    <style:style style:name="T89" style:family="text">
      <style:text-properties officeooo:rsid="0115866a"/>
    </style:style>
    <style:style style:name="T90" style:family="text">
      <style:text-properties officeooo:rsid="0136021e"/>
    </style:style>
    <style:style style:name="T91" style:family="text">
      <style:text-properties officeooo:rsid="0136b422"/>
    </style:style>
    <style:style style:name="T92" style:family="text">
      <style:text-properties officeooo:rsid="01785369"/>
    </style:style>
    <style:style style:name="T93" style:family="text">
      <style:text-properties officeooo:rsid="017ebc15"/>
    </style:style>
    <style:style style:name="T94" style:family="text">
      <style:text-properties fo:background-color="#66ccff" loext:char-shading-value="0"/>
    </style:style>
    <style:style style:name="T95" style:family="text">
      <style:text-properties officeooo:rsid="01a160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2">LINUX COMMAND</text:span></text:p>
      <text:p text:style-name="P3"><text:tab/><text:tab/><text:tab/><text:tab/>-------------------------</text:p>
      <text:p text:style-name="P3">*</text:p>
      <text:p text:style-name="P9">File Handling system:-</text:p>
      <text:p text:style-name="P4">In the FHS, all files and <text:span text:style-name="T14">directories</text:span> appear under the <text:span text:style-name="T14">root directory</text:span> <text:span text:style-name="Source_20_Text">/</text:span>, even if they are stored on different physical or virtual devices.</text:p>
      <text:p text:style-name="P114"><text:span text:style-name="T49">-&gt;Primary hierarchy</text:span> root and <text:s/><text:span text:style-name="T15">root directory</text:span><text:span text:style-name="T13"> </text:span>of the entire file system hierarchy.</text:p>
      <text:p text:style-name="P5">There are different different directories available under the root directory such as,</text:p>
      <text:p text:style-name="P113">bin, boot, dev, etc, home,lib, media, mnt, opt, proc, root, run, sbin, srv, sys, tmp, usr, var.</text:p>
      <text:p text:style-name="P145">2.1. <text:s/>Super user</text:p>
      <text:p text:style-name="P131"><text:span text:style-name="T3">-</text:span>The <text:a xlink:type="simple" xlink:href="https://kb.iu.edu/d/agat" text:style-name="Internet_20_link" text:visited-style-name="Visited_20_Internet_20_Link">Unix</text:a> commands <text:span text:style-name="Source_20_Text">sudo</text:span> and <text:span text:style-name="Source_20_Text">su</text:span> allow access to other commands as a different user.</text:p>
      <text:p text:style-name="P146">sudo:-</text:p>
      <text:p text:style-name="P131">The <text:span text:style-name="Source_20_Text">sudo</text:span> command stands for "superuser do". It prompts you for your personal password and confirms your request to execute a command by checking a file, called <text:span text:style-name="Source_20_Text">sudoers</text:span>, which the system administrator configures. Using the <text:span text:style-name="Source_20_Text">sudoers</text:span> file, system administrators can give certain users or groups access to some or all commands without those users having to know the <text:span text:style-name="Source_20_Text">root</text:span> password. It also logs all commands and arguments so there is a record of who used it for what, and when.</text:p>
      <text:p text:style-name="P6">Ex: sudo command (command means whatever we want to perform)</text:p>
      <text:p text:style-name="P6"/>
      <text:p text:style-name="P147">su:-</text:p>
      <text:p text:style-name="P132">The <text:span text:style-name="Source_20_Text">su</text:span> command stands for "switch user", and allows you to become another user. To use the <text:span text:style-name="Source_20_Text">su</text:span> command on a per-command basis, enter</text:p>
      <text:p text:style-name="P132">-The <text:span text:style-name="Source_20_Text">user</text:span> feature is optional; if you don't provide a user, the <text:span text:style-name="Source_20_Text">su</text:span> command defaults to the <text:span text:style-name="Source_20_Text">root</text:span> account, which in Unix is the system administrator account. In either case, you'll be prompted for the password associated with the account for which you're trying to run the command. If you supply a user, you will be logged in as that account until you exit it. To do so, press <text:span text:style-name="Source_20_Text">Ctrl-d</text:span> or type <text:span text:style-name="Source_20_Text">exit</text:span> at the command prompt.</text:p>
      <text:p text:style-name="Text_20_body">Using <text:span text:style-name="Source_20_Text">su</text:span> creates security hazards, is potentially dangerous, and requires more administrative maintenance. It's not good practice to have numerous people knowing and using the <text:span text:style-name="Source_20_Text">root</text:span> password because when logged in as <text:span text:style-name="Source_20_Text">root</text:span>, you can do anything to the system. This could provide too much power for inexperienced users, who could unintentionally damage the system. Additionally, each time a user should no longer use the <text:span text:style-name="Source_20_Text">root</text:span> account (e.g., an employee leaves), the system administrator will have to change the <text:span text:style-name="Source_20_Text">root</text:span> password.</text:p>
      <text:p text:style-name="P133">Ex: <text:s/>su reboot</text:p>
      <text:p text:style-name="P144">2.2 <text:s text:c="5"/>Package installation</text:p>
      <text:p text:style-name="P126"><text:span text:style-name="T71">yum (for Fedora):-</text:span><text:span text:style-name="T55"> </text:span><text:span text:style-name="T56">yellow dog updater,modified.</text:span></text:p>
      <text:p text:style-name="P134"><text:soft-page-break/><text:span text:style-name="Strong_20_Emphasis"><text:span text:style-name="T56">Yum</text:span></text:span><text:span text:style-name="T56"> is The Fedora Project package manager that is able to query for information about packages, fetch packages from repositories, install and uninstall packages using automatic dependency resolution, and update an entire system to the latest available packages.</text:span></text:p>
      <text:p text:style-name="P126"><text:span text:style-name="T71">apt-get (for Ubuntu</text:span><text:span text:style-name="T72">):- </text:span><text:span text:style-name="T57">Advanced packaging tool</text:span></text:p>
      <text:p text:style-name="P115">a command which uses the advanced packaging tool to interact with the operating system’s package system.</text:p>
      <text:p text:style-name="P115"/>
      <text:p text:style-name="P143">2.3.<text:tab/>Files/Directory Basics</text:p>
      <text:p text:style-name="P148">cp [with options] &lt;-l, -a, -r, -f, -i, -v, --help&gt;</text:p>
      <text:p text:style-name="P122">https://www.computerhope.com/unix/ucp.htm</text:p>
      <table:table table:name="Table1" table:style-name="Table1">
        <table:table-column table:style-name="Table1.A"/>
        <table:table-column table:style-name="Table1.B"/>
        <table:table-row>
          <table:table-cell table:style-name="Table1.A1" office:value-type="string">
            <text:p text:style-name="Table_20_Heading">option</text:p>
          </table:table-cell>
          <table:table-cell table:style-name="Table1.A1" office:value-type="string">
            <text:p text:style-name="Table_20_Heading">description</text:p>
          </table:table-cell>
        </table:table-row>
        <table:table-row>
          <table:table-cell table:style-name="Table1.A1" office:value-type="string">
            <text:p text:style-name="Table_20_Contents">cp -a</text:p>
          </table:table-cell>
          <table:table-cell table:style-name="Table1.A1" office:value-type="string">
            <text:p text:style-name="Table_20_Contents">archive filesIf an existing destination file cannot be opened, remove it and try again. This option has no effect if the <text:span text:style-name="T1">-n</text:span> option is used.</text:p>
          </table:table-cell>
        </table:table-row>
        <table:table-row>
          <table:table-cell table:style-name="Table1.A1" office:value-type="string">
            <text:p text:style-name="Table_20_Contents">cp -f</text:p>
          </table:table-cell>
          <table:table-cell table:style-name="Table1.A1" office:value-type="string">
            <text:p text:style-name="Table_20_Contents">force copy by removing the destination file if neededIf an existing destination file cannot be opened, remove it and try again. This option has no effect if the <text:span text:style-name="T1">-n</text:span> option is used.</text:p>
          </table:table-cell>
        </table:table-row>
        <table:table-row>
          <table:table-cell table:style-name="Table1.A1" office:value-type="string">
            <text:p text:style-name="Table_20_Contents">cp -i</text:p>
          </table:table-cell>
          <table:table-cell table:style-name="Table1.A1" office:value-type="string">
            <text:p text:style-name="P135">If <text:span text:style-name="T1">newfile</text:span> already exists, you will be prompted<text:span text:style-name="T66">(u inform about file)</text:span>.</text:p>
          </table:table-cell>
        </table:table-row>
        <table:table-row>
          <table:table-cell table:style-name="Table1.A1" office:value-type="string">
            <text:p text:style-name="Table_20_Contents">cp -l</text:p>
          </table:table-cell>
          <table:table-cell table:style-name="Table1.A1" office:value-type="string">
            <text:p text:style-name="Table_20_Contents">Create <text:a xlink:type="simple" xlink:href="https://www.computerhope.com/jargon/h/hardlink.htm" text:style-name="Internet_20_link" text:visited-style-name="Visited_20_Internet_20_Link">hard links</text:a> to files instead of copying them.</text:p>
          </table:table-cell>
        </table:table-row>
        <table:table-row>
          <table:table-cell table:style-name="Table1.A1" office:value-type="string">
            <text:p text:style-name="Table_20_Contents">cp -L</text:p>
          </table:table-cell>
          <table:table-cell table:style-name="Table1.A1" office:value-type="string">
            <text:p text:style-name="Table_20_Contents">follow symbolic links</text:p>
          </table:table-cell>
        </table:table-row>
        <table:table-row>
          <table:table-cell table:style-name="Table1.A1" office:value-type="string">
            <text:p text:style-name="P189">cp -R</text:p>
          </table:table-cell>
          <table:table-cell table:style-name="Table1.A1" office:value-type="string">
            <text:p text:style-name="P117">Copy an entire directory structure into another location.</text:p>
          </table:table-cell>
        </table:table-row>
        <table:table-row>
          <table:table-cell table:style-name="Table1.A1" office:value-type="string">
            <text:p text:style-name="Table_20_Contents">cp -v</text:p>
          </table:table-cell>
          <table:table-cell table:style-name="Table1.A1" office:value-type="string">
            <text:p text:style-name="Table_20_Contents">verbose - print informative messages</text:p>
          </table:table-cell>
        </table:table-row>
      </table:table>
      <text:p text:style-name="P116"/>
      <text:p text:style-name="P149">mv [with options] &lt;-l, -a, -f, -i, -v, --help&gt;</text:p>
      <text:p text:style-name="P136"><text:span text:style-name="T64">-f, --force:</text:span><text:span text:style-name="T12"> </text:span><text:span text:style-name="T55">Do not </text:span><text:a xlink:type="simple" xlink:href="https://www.computerhope.com/jargon/p/prompt.htm" text:style-name="Internet_20_link" text:visited-style-name="Visited_20_Internet_20_Link"><text:span text:style-name="T55">prompt</text:span></text:a><text:span text:style-name="T55"> before </text:span><text:a xlink:type="simple" xlink:href="https://www.computerhope.com/jargon/o/overwrit.htm" text:style-name="Internet_20_link" text:visited-style-name="Visited_20_Internet_20_Link"><text:span text:style-name="T55">overwriting</text:span></text:a><text:span text:style-name="T55"> existing files</text:span><text:span text:style-name="T58">.</text:span></text:p>
      <text:p text:style-name="P136"><text:span text:style-name="T63">-i, --interactive:</text:span><text:span text:style-name="T2"> </text:span><text:span text:style-name="T55">Prompt before overwriting each existing destination file, regardless of the file's </text:span><text:a xlink:type="simple" xlink:href="https://www.computerhope.com/jargon/p/permissi.htm" text:style-name="Internet_20_link" text:visited-style-name="Visited_20_Internet_20_Link"><text:span text:style-name="T55">permissions</text:span></text:a><text:span text:style-name="T55">. If the answer to the prompt is negative, the file is skipped.</text:span></text:p>
      <text:p text:style-name="P150">rm [with options] &lt;-i, -r&gt;</text:p>
      <text:p text:style-name="P137"><text:span text:style-name="T65">-i: </text:span>Prompt before every removal.</text:p>
      <text:p text:style-name="P138"><text:span text:style-name="T67">-r:</text:span> Remove directories and their contents recursively.</text:p>
      <text:p text:style-name="P151">ln [with option] &lt;-s&gt;</text:p>
      <text:p text:style-name="P118">-<text:span text:style-name="T68">s</text:span></text:p>
      <text:p text:style-name="P139"><text:span text:style-name="T2">ln</text:span><text:span text:style-name="T55"> by default creat hard link and using -s we can creat soft link or symbolic link.</text:span></text:p>
      <text:p text:style-name="P123">In hard link separate copy gets created but in soft link copy doesn’t created ,in hard link if we delete one file another file will be as it is. But in soft another file also gets deleted.</text:p>
      <text:p text:style-name="P163">mkdir&lt;-p&gt;</text:p>
      <text:p text:style-name="P125">using this can creat nested directory.</text:p>
      <text:p text:style-name="P141"><text:soft-page-break/>2.4 <text:tab/>File viewing</text:p>
      <text:p text:style-name="P141">less</text:p>
      <text:p text:style-name="P125">- which is used to display information to the terminal one page at a time.</text:p>
      <text:p text:style-name="P140"><text:span text:style-name="T59">- If you want to read through a large text file it is better to use the less command over </text:span><text:span text:style-name="T17">an editor</text:span><text:span text:style-name="T59"> as it doesn't load the entire thing into memory.</text:span></text:p>
      <text:p text:style-name="P124"/>
      <text:p text:style-name="P172"><text:span text:style-name="T4">H</text:span><text:span text:style-name="T2">ead</text:span><text:span text:style-name="T55"> </text:span></text:p>
      <text:p text:style-name="P127"><text:span text:style-name="T69">-c: </text:span><text:span text:style-name="T60">using this can be viewed lines of file in Mbs</text:span></text:p>
      <text:p text:style-name="P127">-<text:span text:style-name="T70">n: </text:span><text:span text:style-name="T60">i can view no. Of <text:s/>lines <text:s/>of file what i wnt.</text:span></text:p>
      <text:p text:style-name="P128"><text:span text:style-name="T71">Tail</text:span> </text:p>
      <text:p text:style-name="P119">tail prints the last 10 lines of each FILE to standard output. With more than one FILE, it precedes each set of output with a <text:a xlink:type="simple" xlink:href="https://www.computerhope.com/jargon/h/header.htm" text:style-name="Internet_20_link" text:visited-style-name="Visited_20_Internet_20_Link">header</text:a> giving the file name. If no FILE is specified, or if FILE is specified as a dash ("<text:span text:style-name="T1">-</text:span>"), tail reads from <text:a xlink:type="simple" xlink:href="https://www.computerhope.com/jargon/s/stdin.htm" text:style-name="Internet_20_link" text:visited-style-name="Visited_20_Internet_20_Link">standard input</text:a>.</text:p>
      <text:p text:style-name="P152">More</text:p>
      <text:p text:style-name="P120">more is a filter for paging through text one screen at a time. It does not provide as many options or enhancements as <text:a xlink:type="simple" xlink:href="https://www.computerhope.com/unix/uless.htm" text:style-name="Internet_20_link" text:visited-style-name="Visited_20_Internet_20_Link">less</text:a>, but is nevertheless quite useful and simple to use. ctrl+d to scroll.</text:p>
      <text:p text:style-name="P142">2.5 <text:tab/>File Properties</text:p>
      <text:p text:style-name="P153">stat</text:p>
      <text:p text:style-name="P153"><text:span text:style-name="T16">Displays the detailed status of a particular </text:span><text:a xlink:type="simple" xlink:href="https://www.computerhope.com/jargon/f/file.htm" text:style-name="Internet_20_link" text:visited-style-name="Visited_20_Internet_20_Link">file</text:a><text:span text:style-name="T16"> or a </text:span><text:a xlink:type="simple" xlink:href="https://www.computerhope.com/jargon/f/filesyst.htm" text:style-name="Internet_20_link" text:visited-style-name="Visited_20_Internet_20_Link">file system</text:a><text:span text:style-name="T16">.</text:span></text:p>
      <text:p text:style-name="P154"/>
      <text:p text:style-name="P154">wc [with options] &lt;-c, -b, -l&gt;</text:p>
      <text:p text:style-name="P129"><text:span text:style-name="T61">wc prints newline, word, and byte counts for each </text:span><text:span text:style-name="T51">FILE</text:span><text:span text:style-name="T61">, and a total if more than one </text:span><text:span text:style-name="T51">FILE</text:span><text:span text:style-name="T61"> is specified.</text:span></text:p>
      <text:p text:style-name="P173"><text:span text:style-name="T5">-</text:span><text:span text:style-name="T6">c: </text:span><text:span text:style-name="T55">print the byte counts</text:span><text:span text:style-name="T62">.</text:span></text:p>
      <text:p text:style-name="P130">-<text:span text:style-name="T78">b:</text:span></text:p>
      <text:p text:style-name="P173"><text:span text:style-name="T2">-</text:span><text:span text:style-name="T6">l: </text:span>print the newline counts.</text:p>
      <text:p text:style-name="P155">du [with options] &lt;-s, -h, -a&gt;</text:p>
      <text:p text:style-name="P121">du estimates and displays the <text:a xlink:type="simple" xlink:href="https://www.computerhope.com/jargon/d/disk.htm" text:style-name="Internet_20_link" text:visited-style-name="Visited_20_Internet_20_Link">disk</text:a> space used by <text:a xlink:type="simple" xlink:href="https://www.computerhope.com/jargon/f/file.htm" text:style-name="Internet_20_link" text:visited-style-name="Visited_20_Internet_20_Link">files</text:a>.</text:p>
      <text:p text:style-name="P174"><text:span text:style-name="T7">-</text:span><text:span text:style-name="T8">s:</text:span>Display only a total for each argument. </text:p>
      <text:p text:style-name="P174"><text:span text:style-name="T7">-</text:span><text:span text:style-name="T8">h: </text:span>Print sizes in human readable format, rounding values and using abbreviations. For example, "1K", "234M", "2G", etc.</text:p>
      <text:p text:style-name="P174"><text:span text:style-name="T7">-</text:span><text:span text:style-name="T8">a: </text:span>Write counts for all files, not just <text:a xlink:type="simple" xlink:href="https://www.computerhope.com/jargon/d/director.htm" text:style-name="Internet_20_link" text:visited-style-name="Visited_20_Internet_20_Link">directories</text:a>.</text:p>
      <text:p text:style-name="P156">file </text:p>
      <text:p text:style-name="P175"><text:soft-page-break/>The <text:span text:style-name="T1">file</text:span> command is used to determine a file's <text:a xlink:type="simple" xlink:href="https://www.computerhope.com/jargon/f/filetype.htm" text:style-name="Internet_20_link" text:visited-style-name="Visited_20_Internet_20_Link">type</text:a>.</text:p>
      <text:p text:style-name="P157">touch [with options] &lt;-c, -a, -m&gt;</text:p>
      <text:p text:style-name="P157"><text:span text:style-name="T16">he touch command updates the access and </text:span><text:a xlink:type="simple" xlink:href="https://www.computerhope.com/jargon/m/modify.htm" text:style-name="Internet_20_link" text:visited-style-name="Visited_20_Internet_20_Link">modification</text:a><text:span text:style-name="T16"> times of each FILE to the current system time</text:span>.</text:p>
      <text:p text:style-name="P185"><text:span text:style-name="T33">-c:</text:span>Do not create any files</text:p>
      <text:p text:style-name="P185"><text:span text:style-name="T33">-a:</text:span>Change only the access time</text:p>
      <text:p text:style-name="P185"><text:span text:style-name="T33">-m: </text:span><text:span text:style-name="T55">Change only the modification time.</text:span></text:p>
      <text:p text:style-name="P158">Chown</text:p>
      <text:p text:style-name="P176">The concept of owner and groups for files is fundamental to Linux. Every file is associated with an owner and a group. You can use chown and chgrp commands to change the owner or the group of a particular file or directory.</text:p>
      <text:p text:style-name="P177">Ex : sudo chown root fname</text:p>
      <text:p text:style-name="P159">chmod</text:p>
      <text:p text:style-name="P183">chmod is used to change the <text:a xlink:type="simple" xlink:href="https://www.computerhope.com/jargon/p/permissi.htm" text:style-name="Internet_20_link" text:visited-style-name="Visited_20_Internet_20_Link">permissions</text:a> of <text:a xlink:type="simple" xlink:href="https://www.computerhope.com/jargon/f/file.htm" text:style-name="Internet_20_link" text:visited-style-name="Visited_20_Internet_20_Link">files</text:a> or <text:a xlink:type="simple" xlink:href="https://www.computerhope.com/jargon/d/director.htm" text:style-name="Internet_20_link" text:visited-style-name="Visited_20_Internet_20_Link">directories</text:a>.</text:p>
      <text:p text:style-name="P184"><text:a xlink:type="simple" xlink:href="http://www.hostingadvice.com/how-to/change-file-permissions-linux/" text:style-name="Internet_20_link" text:visited-style-name="Visited_20_Internet_20_Link">http://www.hostingadvice.com/how-to/change-file-permissions-linux/</text:a></text:p>
      <text:p text:style-name="P184"/>
      <text:p text:style-name="P266">2.6<text:tab/>File location</text:p>
      <text:p text:style-name="P267">find </text:p>
      <text:p text:style-name="P257">Find can be used in variety of conditions like you can find files by <text:span text:style-name="Strong_20_Emphasis">permissions</text:span>, <text:span text:style-name="Strong_20_Emphasis">users</text:span>, <text:span text:style-name="Strong_20_Emphasis">groups</text:span>, <text:span text:style-name="Strong_20_Emphasis">file type</text:span>, <text:span text:style-name="Strong_20_Emphasis">date</text:span>, <text:span text:style-name="Strong_20_Emphasis">size</text:span> and other possible criteria.</text:p>
      <text:p text:style-name="P257"><text:span text:style-name="T73">Find all the files whose name is </text:span><text:span text:style-name="Strong_20_Emphasis"><text:span text:style-name="T73">tecmint.txt</text:span></text:span><text:span text:style-name="T73"> in a current working directory.</text:span></text:p>
      <text:p text:style-name="P273"><text:span text:style-name="Strong_20_Emphasis"># find . -name tecmint.txt</text:span></text:p>
      <text:p text:style-name="P275">./tecmint.txt</text:p>
      <text:p text:style-name="P275"><text:span text:style-name="T73">Find all the files under </text:span><text:span text:style-name="Strong_20_Emphasis"><text:span text:style-name="T73">/home</text:span></text:span><text:span text:style-name="T73"> directory with name </text:span><text:span text:style-name="Strong_20_Emphasis"><text:span text:style-name="T73">tecmint.txt</text:span></text:span><text:span text:style-name="T73">.</text:span></text:p>
      <text:p text:style-name="P273"><text:span text:style-name="Strong_20_Emphasis"># find /home -name tecmint.txt</text:span></text:p>
      <text:p text:style-name="P275">/home/tecmint.txt</text:p>
      <text:p text:style-name="P258"><text:a xlink:type="simple" xlink:href="https://www.tecmint.com/35-practical-examples-of-linux-find-command/" text:style-name="Internet_20_link" text:visited-style-name="Visited_20_Internet_20_Link">https://www.tecmint.com/35-practical-examples-of-linux-find-command/</text:a></text:p>
      <text:p text:style-name="P258"/>
      <text:p text:style-name="P268">locate</text:p>
      <text:p text:style-name="P186"><text:span text:style-name="T18">- </text:span><text:span text:style-name="T55">locate</text:span> reads one or more <text:a xlink:type="simple" xlink:href="https://www.computerhope.com/jargon/d/database.htm" text:style-name="Internet_20_link" text:visited-style-name="Visited_20_Internet_20_Link">databases</text:a> prepared by</text:p>
      <text:p text:style-name="P178">- locate reads one or more <text:a xlink:type="simple" xlink:href="https://www.computerhope.com/jargon/d/database.htm" text:style-name="Internet_20_link" text:visited-style-name="Visited_20_Internet_20_Link">databases</text:a> prepared by <text:span text:style-name="T1">updatedb</text:span> and writes file names matching at least one of the PATTERNs to standard output, one per line.</text:p>
      <text:p text:style-name="P160">which</text:p>
      <text:p text:style-name="P179"><text:soft-page-break/>Which command is very small and simple command to locate executables in the system. It allows user to pass several command names as arguments to get their paths in the system. “which” commands searches the path of executable in system paths set in $PATH.</text:p>
      <text:p text:style-name="P187">$ which [-option]</text:p>
      <text:p text:style-name="P179"/>
      <text:p text:style-name="P161">whereis</text:p>
      <text:p text:style-name="P161"><text:span text:style-name="T16">Whereis command is helpful to </text:span><text:a xlink:type="simple" xlink:href="http://www.thegeekstuff.com/2012/03/locate-command-examples/" text:style-name="Internet_20_link" text:visited-style-name="Visited_20_Internet_20_Link">locate</text:a><text:span text:style-name="T16"> binary, source and manual pages of commands in the Linux system.</text:span></text:p>
      <text:p text:style-name="P180">It locates binary, source and man pages of “open” command and here it displayed paths where binary, man pages of open command is available in the system.</text:p>
      <text:p text:style-name="P162">2.7<text:tab/>File text identification</text:p>
      <text:p text:style-name="P162">grep [with options] &lt;-n, -i, -c, -r&gt;</text:p>
      <text:p text:style-name="P8"/>
      <text:p text:style-name="P8"/>
      <text:p text:style-name="P8"/>
      <text:p text:style-name="P8">grep :-</text:p>
      <text:p text:style-name="P2"/>
      <text:p text:style-name="P2">The grep command is used to search text or searches the given file for lines containing a match to the given strings or words. By default, grep displays the matching lines.</text:p>
      <text:p text:style-name="P2">ex: grep command syntax</text:p>
      <text:p text:style-name="P63"/>
      <text:p text:style-name="P106"><text:span text:style-name="T34">-</text:span><text:span text:style-name="T35">n: </text:span><text:span text:style-name="T55">If we specify the </text:span><text:span text:style-name="T11">-n</text:span><text:span text:style-name="T55"> option, </text:span><text:span text:style-name="T11">grep</text:span><text:span text:style-name="T55"> will prefix each matching line with the line number</text:span><text:span text:style-name="T19">.</text:span></text:p>
      <text:p text:style-name="P106"><text:span text:style-name="T34">-</text:span><text:span text:style-name="T35">i: </text:span><text:span text:style-name="T47">We can specify the </text:span><text:span text:style-name="T40">-i</text:span><text:span text:style-name="T47"> option to perform a </text:span><text:span text:style-name="T52">case-insensitive</text:span><text:span text:style-name="T47"> match</text:span><text:span text:style-name="T35">.</text:span></text:p>
      <text:p text:style-name="P107"><text:span text:style-name="T35">-</text:span><text:span text:style-name="T36">c:</text:span><text:span text:style-name="T48">Instead of the normal output, print a count of matching lines for each input file. With the </text:span></text:p>
      <text:p text:style-name="P107"><text:span text:style-name="T41"><text:tab/>-v</text:span><text:span text:style-name="T48">, </text:span><text:span text:style-name="T41">--invert-match</text:span><text:span text:style-name="T48"> option (see below), count non-matching lines.</text:span></text:p>
      <text:p text:style-name="P106"><text:span text:style-name="T36">-r: </text:span><text:span text:style-name="T48">Read all files under each directory, recursively, following symbolic links only if they are on the command line. This is equivalent to the </text:span><text:span text:style-name="T41">-d recurse</text:span><text:span text:style-name="T48"> option.</text:span></text:p>
      <text:p text:style-name="P99"/>
      <text:p text:style-name="P62"><text:span text:style-name="T2">2.8<text:tab/></text:span><text:span text:style-name="T9">File comparison</text:span></text:p>
      <text:p text:style-name="P10"/>
      <text:p text:style-name="P10">diff [with options] &lt;-u, -N, -R, -i&gt;</text:p>
      <text:p text:style-name="P64"/>
      <text:p text:style-name="P101">-<text:span text:style-name="T79">u: </text:span></text:p>
      <text:p text:style-name="P108"><text:span text:style-name="T37">-</text:span><text:span text:style-name="T38">N: </text:span>If a specified file does not exist, perform the diff as if it is an empty file.<text:span text:style-name="T80">(if we direct run diff commmand without using -N it gives error)</text:span></text:p>
      <text:p text:style-name="P100">-<text:span text:style-name="T79">R: </text:span></text:p>
      <text:p text:style-name="P108"><text:span text:style-name="T37">-</text:span><text:span text:style-name="T38">i:</text:span>Ignore case differences in file contents.</text:p>
      <text:p text:style-name="P108"/>
      <text:p text:style-name="P11">Comm</text:p>
      <text:p text:style-name="P181">Compare two <text:a xlink:type="simple" xlink:href="https://www.computerhope.com/jargon/s/sort.htm" text:style-name="Internet_20_link" text:visited-style-name="Visited_20_Internet_20_Link">sorted</text:a> files line-by-line.</text:p>
      <text:p text:style-name="P181">1. The first column (zero tabs) is lines that only appear in the first file. </text:p>
      <text:p text:style-name="P190"><text:span text:style-name="T81">2. </text:span>The second column (one tab) is lines that only appear in the second file. </text:p>
      <text:p text:style-name="Text_20_body"><text:span text:style-name="T81">3. </text:span>The third column (two tabs) is lines that appear in both files. </text:p>
      <text:p text:style-name="P65"/>
      <text:p text:style-name="P12"><text:soft-page-break/>cmp</text:p>
      <text:p text:style-name="P66">cmp is used to compare two files <text:a xlink:type="simple" xlink:href="https://www.computerhope.com/jargon/b/byte.htm" text:style-name="Internet_20_link" text:visited-style-name="Visited_20_Internet_20_Link">byte</text:a> by byte. If a difference is found, it reports the byte and line number where the first difference is found. If no differences are found, by default, <text:span text:style-name="T1">cmp</text:span> returns no output.</text:p>
      <text:p text:style-name="P12"/>
      <text:p text:style-name="P13">vimdiff (For vim users)</text:p>
      <text:p text:style-name="P67">first it sort the file in ascending order. Then it compare line by line between files.</text:p>
      <text:p text:style-name="P67">it’s display both file as 2 parts of screen.</text:p>
      <text:p text:style-name="P67"/>
      <text:p text:style-name="P14">2.9<text:tab/>Disk and file-system</text:p>
      <text:p text:style-name="P14"/>
      <text:p text:style-name="P14">df &lt;-h&gt;</text:p>
      <text:p text:style-name="P68">The df command reports the amount of available <text:a xlink:type="simple" xlink:href="https://www.computerhope.com/jargon/d/disk.htm" text:style-name="Internet_20_link" text:visited-style-name="Visited_20_Internet_20_Link">disk</text:a> space being used by <text:a xlink:type="simple" xlink:href="https://www.computerhope.com/jargon/f/filesyst.htm" text:style-name="Internet_20_link" text:visited-style-name="Visited_20_Internet_20_Link">file systems</text:a>.</text:p>
      <text:p text:style-name="P68"><text:span text:style-name="T82">df -h is </text:span>use <text:s/><text:span text:style-name="T82">for display </text:span>"human readable" formatting.</text:p>
      <text:p text:style-name="P68"/>
      <text:p text:style-name="P15">mount [with options] &lt;-o, -t&gt;</text:p>
      <text:p text:style-name="P15"/>
      <text:p text:style-name="P110"><text:span text:style-name="T74">-o:</text:span><text:span text:style-name="T20"> <text:s/></text:span><text:span text:style-name="T16">In order to mount the already mounted filesystem, use remount option and its normally used to <text:tab/>remount the filesystem with read/write access when its previously mounted with read access.</text:span></text:p>
      <text:p text:style-name="P109"><text:span text:style-name="T74">-t:</text:span><text:span text:style-name="T20"> <text:s text:c="2"/></text:span><text:span text:style-name="T21">v</text:span><text:span text:style-name="T16">iew all mounted partitions of specific type.</text:span></text:p>
      <text:p text:style-name="P84"/>
      <text:p text:style-name="P16">fdisk</text:p>
      <text:list xml:id="list5701498803050339576" text:style-name="L1">
        <text:list-item>
          <text:p text:style-name="P191"><text:span text:style-name="T16">fdisk is a </text:span><text:a xlink:type="simple" xlink:href="https://www.computerhope.com/jargon/p/partitio.htm" text:style-name="Internet_20_link" text:visited-style-name="Visited_20_Internet_20_Link">partition table</text:a><text:span text:style-name="T16"> manipulator for </text:span><text:a xlink:type="simple" xlink:href="https://www.computerhope.com/jargon/l/linux.htm" text:style-name="Internet_20_link" text:visited-style-name="Visited_20_Internet_20_Link">Linux</text:a><text:span text:style-name="T16">.</text:span></text:p>
        </text:list-item>
        <text:list-item>
          <text:p text:style-name="P191"><text:span text:style-name="T16">fdisk is a </text:span><text:a xlink:type="simple" xlink:href="https://www.computerhope.com/jargon/m/menu.htm" text:style-name="Internet_20_link" text:visited-style-name="Visited_20_Internet_20_Link">menu</text:a><text:span text:style-name="T16">-driven program for creation and manipulation of partition tables. It understands </text:span><text:a xlink:type="simple" xlink:href="https://www.computerhope.com/jargon/d/dos.htm" text:style-name="Internet_20_link" text:visited-style-name="Visited_20_Internet_20_Link">DOS</text:a><text:span text:style-name="T16">-type partition tables and </text:span><text:a xlink:type="simple" xlink:href="https://www.computerhope.com/jargon/b/bsd.htm" text:style-name="Internet_20_link" text:visited-style-name="Visited_20_Internet_20_Link">BSD-</text:a><text:span text:style-name="T16"> or </text:span><text:a xlink:type="simple" xlink:href="https://www.computerhope.com/jargon/s/solaris.htm" text:style-name="Internet_20_link" text:visited-style-name="Visited_20_Internet_20_Link">SUN</text:a><text:span text:style-name="T16">-type disklabels. </text:span><text:span text:style-name="T22">Cant understand GUID partition table.</text:span></text:p>
          <text:p text:style-name="P192"/>
        </text:list-item>
      </text:list>
      <text:p text:style-name="P17">mkfs.ext*, mkfs.vfat, mkfs.ntfs</text:p>
      <text:p text:style-name="P70"><text:span text:style-name="T75">mkfs.ext</text:span><text:span text:style-name="T10">*</text:span></text:p>
      <text:p text:style-name="P69"><text:a xlink:type="simple" xlink:href="http://www.thegeekstuff.com/2013/01/mke2fs-examples" text:style-name="Internet_20_link" text:visited-style-name="Visited_20_Internet_20_Link">http://www.thegeekstuff.com/2013/01/mke2fs-examples</text:a></text:p>
      <text:p text:style-name="P71"><text:a xlink:type="simple" xlink:href="http://www.thegeekstuff.com/2011/05/ext2-ext3-ext4/" text:style-name="Internet_20_link" text:visited-style-name="Visited_20_Internet_20_Link">http://www.thegeekstuff.com/2011/05/ext2-ext3-ext4/</text:a></text:p>
      <text:list xml:id="list2083044387971109274" text:style-name="L2">
        <text:list-item>
          <text:p text:style-name="P193">mkfs utility is used to create filesystem (ext2, ext3, ext4, etc) on your Linux system. You should specify the device name to mkfs on which the filesystem to be created.</text:p>
        </text:list-item>
      </text:list>
      <text:p text:style-name="P18"><text:span text:style-name="T84">m</text:span>kfs.vfat</text:p>
      <text:list xml:id="list6744496000623446233" text:style-name="L3">
        <text:list-item>
          <text:p text:style-name="P194">create an MS-DOS file system under Linux.</text:p>
        </text:list-item>
      </text:list>
      <text:p text:style-name="P19">Mkfs.ntfs</text:p>
      <text:list xml:id="list1433808940962974443" text:style-name="L4">
        <text:list-item>
          <text:p text:style-name="P195">mkntfs is used to create an NTFS file system on a device (usually a disk partition) or file. <text:span text:style-name="T49">device</text:span> is the special file corresponding to the device (e.g <text:span text:style-name="T49">/dev/hdXX</text:span>). <text:span text:style-name="T49">number-of-sectors</text:span> is the number of blocks on the device. If omitted, mkntfs automagically figures the file system size. </text:p>
          <text:p text:style-name="P195"/>
        </text:list-item>
      </text:list>
      <text:p text:style-name="P20">2.10. Runtime level management</text:p>
      <text:p text:style-name="P85"/>
      <text:p text:style-name="P21"><text:span text:style-name="T83">e</text:span>xit</text:p>
      <text:list xml:id="list2737815290725022432" text:style-name="L5">
        <text:list-item>
          <text:p text:style-name="P238"><text:span text:style-name="T23">In some cases, if you have jobs running in the background, the shell will remind you that they are running and simply return you to the command prompt. In this case, issuing </text:span><text:span text:style-name="T42">exit</text:span><text:span text:style-name="T23"> again will terminate those jobs and exit the shell.</text:span></text:p>
        </text:list-item>
      </text:list>
      <text:p text:style-name="P72"><text:tab/>Ex : $ sh</text:p>
      <text:p text:style-name="P72"/>
      <text:p text:style-name="P22">reboot</text:p>
      <text:list xml:id="list3003638052330259229" text:style-name="L6">
        <text:list-item>
          <text:p text:style-name="P239"><text:span text:style-name="T85">for shutdown using command prompt Ex. </text:span>$ sudo shutdown 5</text:p>
        </text:list-item>
        <text:list-item>
          <text:p text:style-name="P196">using shutdown command $ sudo shutdown -r 5</text:p>
        </text:list-item>
        <text:list-item>
          <text:p text:style-name="P197"><text:soft-page-break/>we can reboot using $ reboot</text:p>
        </text:list-item>
      </text:list>
      <text:p text:style-name="P73"/>
      <text:p text:style-name="P111"><text:span text:style-name="T76">shutdown &lt;-c, </text:span><text:span text:style-name="T77">+</text:span><text:span text:style-name="T76">n</text:span><text:span text:style-name="T77">(where n is an integer)</text:span><text:span text:style-name="T76">&gt;</text:span></text:p>
      <text:p text:style-name="P53">-c</text:p>
      <text:list xml:id="list192425101159106200" text:style-name="L7">
        <text:list-item>
          <text:p text:style-name="P198">If due to any reason the shutdown needs to be cancelled within the time mentioned in the shutdown command, the -c option can be used to cancel the shutdown.</text:p>
        </text:list-item>
      </text:list>
      <text:p text:style-name="P112"><text:span text:style-name="T24">Ex: </text:span><text:span text:style-name="T39">$shutdown time wall</text:span><text:span text:style-name="T24">(</text:span><text:span text:style-name="T16">If due to any reason the shutdown needs to be cancelled within the time mentioned in the shutdown command, the -c option can be used to cancel the shutdown.</text:span><text:span text:style-name="T24">)</text:span></text:p>
      <text:p text:style-name="P86"/>
      <text:p text:style-name="P23">2.11. System monitoring</text:p>
      <text:p text:style-name="P24">uptime</text:p>
      <text:p text:style-name="P87">uptime tells you how long the system has been running.</text:p>
      <text:list xml:id="list40389974493540654" text:style-name="L8">
        <text:list-item>
          <text:p text:style-name="P199">The current time .</text:p>
        </text:list-item>
      </text:list>
      <text:list xml:id="list4965906343933544192" text:style-name="L9">
        <text:list-item>
          <text:p text:style-name="P269">how long the system has been running </text:p>
        </text:list-item>
        <text:list-item>
          <text:p text:style-name="P269">how many users are currently logged on </text:p>
        </text:list-item>
        <text:list-item>
          <text:p text:style-name="P252">the system <text:a xlink:type="simple" xlink:href="https://www.computerhope.com/jargon/l/load.htm" text:style-name="Internet_20_link" text:visited-style-name="Visited_20_Internet_20_Link">load</text:a> averages for the past 1, 5, and 15 minutes. </text:p>
        </text:list-item>
      </text:list>
      <text:p text:style-name="P25">w</text:p>
      <text:p text:style-name="P74">The <text:span text:style-name="T1">w</text:span> command is a quick way to see who is <text:a xlink:type="simple" xlink:href="https://www.computerhope.com/jargon/l/login.htm" text:style-name="Internet_20_link" text:visited-style-name="Visited_20_Internet_20_Link">logged on</text:a> and what they are doing.</text:p>
      <text:p text:style-name="P74"/>
      <text:p text:style-name="P26">who</text:p>
      <text:p text:style-name="P75">Displays who is <text:a xlink:type="simple" xlink:href="https://www.computerhope.com/jargon/s/signon.htm" text:style-name="Internet_20_link" text:visited-style-name="Visited_20_Internet_20_Link">logged on</text:a> to the <text:a xlink:type="simple" xlink:href="https://www.computerhope.com/jargon/s/system.htm" text:style-name="Internet_20_link" text:visited-style-name="Visited_20_Internet_20_Link">system</text:a>.</text:p>
      <text:p text:style-name="P27"/>
      <text:p text:style-name="P27">Whoami</text:p>
      <text:p text:style-name="P76">display login name(user name).</text:p>
      <text:p text:style-name="P76"/>
      <text:p text:style-name="P28">pstree &lt;-p&gt;</text:p>
      <text:p text:style-name="P28"><text:span text:style-name="T16">pstree displays </text:span><text:a xlink:type="simple" xlink:href="https://www.computerhope.com/jargon/p/process.htm" text:style-name="Internet_20_link" text:visited-style-name="Visited_20_Internet_20_Link">processes</text:a><text:span text:style-name="T16"> in tree format.</text:span></text:p>
      <text:p text:style-name="P77"/>
      <text:p text:style-name="P28">-p</text:p>
      <text:p text:style-name="P77">Show PIDs. PIDs are shown as decimal numbers in parentheses after each process name. <text:span text:style-name="T1">-p</text:span> implicitly disables compaction.</text:p>
      <text:p text:style-name="P77"/>
      <text:p text:style-name="P29">top [with options] &lt;-d, -i, -n. –p&gt;</text:p>
      <text:p text:style-name="P78">The <text:span text:style-name="T1">top</text:span> program provides a dynamic real-time view of a running system. It can display system summary information, as well as a list of <text:a xlink:type="simple" xlink:href="https://www.computerhope.com/jargon/p/process.htm" text:style-name="Internet_20_link" text:visited-style-name="Visited_20_Internet_20_Link">processes</text:a> or threads currently being managed by the <text:a xlink:type="simple" xlink:href="https://www.computerhope.com/jargon/k/kernel.htm" text:style-name="Internet_20_link" text:visited-style-name="Visited_20_Internet_20_Link">kernel</text:a>. The types of system summary information shown and the types, order and size of information displayed for tasks are all user-configurable.</text:p>
      <text:p text:style-name="P78"/>
      <text:p text:style-name="P31">-d:</text:p>
      <text:list xml:id="list8843315970375996609" text:style-name="L10">
        <text:list-item>
          <text:p text:style-name="P240"><text:span text:style-name="T55">Delay</text:span><text:span text:style-name="T11">-</text:span><text:span text:style-name="T55">time, where </text:span><text:span text:style-name="T50">interval</text:span><text:span text:style-name="T55"> is represented as: </text:span><text:span text:style-name="T11">ss.tt</text:span><text:span text:style-name="T55"> (secs.tenths)<text:line-break/>Specifies the delay between screen updates, and overrides the corresponding value in one's personal configuration file or the startup default. </text:span></text:p>
        </text:list-item>
      </text:list>
      <text:p text:style-name="P29">-i:</text:p>
      <text:list xml:id="list7619976327085004456" text:style-name="L11">
        <text:list-item>
          <text:p text:style-name="P200"><text:span text:style-name="T1">Idle-process toggle</text:span><text:line-break/><text:line-break/>Starts top with the last remembered '<text:span text:style-name="T1">i</text:span>' state reversed. When this toggle is Off, tasks that have not used any CPU since the last update will not be displayed. </text:p>
        </text:list-item>
      </text:list>
      <text:p text:style-name="P29">-n:</text:p>
      <text:list xml:id="list1438860913894132048" text:style-name="L12">
        <text:list-item>
          <text:p text:style-name="P201">Until you press q, top continuously displays the output. If you would like to view only a certain iteration and want the top to exit automatically use -n option as shown below.</text:p>
          <text:p text:style-name="P270"><text:span text:style-name="T86">ex. </text:span>$ top -n 2</text:p>
        </text:list-item>
      </text:list>
      <text:p text:style-name="P78"><text:soft-page-break/></text:p>
      <text:p text:style-name="P30">-p:</text:p>
      <text:list xml:id="list6877265518562204186" text:style-name="L13">
        <text:list-item>
          <text:p text:style-name="P202">Display Only Specific Process with Given PIDs Using top -p</text:p>
        </text:list-item>
        <text:list-item>
          <text:p text:style-name="P271">$ top -p 1309, 1882</text:p>
        </text:list-item>
      </text:list>
      <text:p text:style-name="P102"/>
      <text:p text:style-name="P32">ps [with options] &lt;-a, -u, -x, -e, -L&gt;</text:p>
      <text:p text:style-name="P79">Use ps command to find out what processes are running on your system.</text:p>
      <text:p text:style-name="P32">-a:<text:span text:style-name="T16"> </text:span></text:p>
      <text:list xml:id="list1491631097797094268" text:style-name="L14">
        <text:list-item>
          <text:p text:style-name="P203">Select all processes except both session leaders and processes not associated with a terminal.</text:p>
        </text:list-item>
      </text:list>
      <text:p text:style-name="P32">-u:<text:span text:style-name="T16"> </text:span></text:p>
      <text:list xml:id="list2961876505627196937" text:style-name="L15">
        <text:list-item>
          <text:p text:style-name="P241"><text:span text:style-name="T16">Select by effective user ID (EUID) or name. This selects the processes whose effective user name or ID is in </text:span><text:span text:style-name="T53">userlist</text:span><text:span text:style-name="T16">.</text:span></text:p>
        </text:list-item>
      </text:list>
      <text:p text:style-name="P32">-e:</text:p>
      <text:list xml:id="list4829756285425074754" text:style-name="L16">
        <text:list-item>
          <text:p text:style-name="P204">Select all processes. Identical to <text:span text:style-name="T1">-A</text:span>.</text:p>
        </text:list-item>
      </text:list>
      <text:p text:style-name="P32">-L:</text:p>
      <text:list xml:id="list4791901359531373771" text:style-name="L17">
        <text:list-item>
          <text:p text:style-name="P211">display running process.</text:p>
        </text:list-item>
      </text:list>
      <text:p text:style-name="P88"/>
      <text:p text:style-name="P33"/>
      <text:p text:style-name="P33"/>
      <text:p text:style-name="P33"/>
      <text:p text:style-name="P33">uname [with options] &lt;-a, -s, -n, -r, -v, -m, -p, o&gt;</text:p>
      <text:p text:style-name="P80"><text:tab/>Print information about the current system.</text:p>
      <text:p text:style-name="P32">-<text:span text:style-name="T87">a:</text:span></text:p>
      <text:list xml:id="list8650472252366530822" text:style-name="L18">
        <text:list-item>
          <text:p text:style-name="P205">All the information that by far we have learned to access using different flags can be fetched in one go. The option -a can be used for this purpose.</text:p>
        </text:list-item>
      </text:list>
      <text:p text:style-name="P32">-<text:span text:style-name="T87">s:</text:span></text:p>
      <text:list xml:id="list2663491363310773919" text:style-name="L19">
        <text:list-item>
          <text:p text:style-name="P206"><text:span text:style-name="T88">a</text:span>lso displays the kernel name.</text:p>
        </text:list-item>
      </text:list>
      <text:p text:style-name="P32">-<text:span text:style-name="T87">n:</text:span></text:p>
      <text:list xml:id="list7090829185547138094" text:style-name="L20">
        <text:list-item>
          <text:p text:style-name="P207">Use uname -n option to fetch the network node host name of your Linux box.</text:p>
        </text:list-item>
      </text:list>
      <text:p text:style-name="P32">-<text:span text:style-name="T87">r:</text:span></text:p>
      <text:list xml:id="list4960990359367004693" text:style-name="L21">
        <text:list-item>
          <text:p text:style-name="P208">uname command can also be used to fetch the kernel release information. The option -r can be used for this purpose.</text:p>
        </text:list-item>
      </text:list>
      <text:p text:style-name="P32">-<text:span text:style-name="T87">v:</text:span></text:p>
      <text:list xml:id="list6336009259024792222" text:style-name="L22">
        <text:list-item>
          <text:p text:style-name="P209">uname command can also be used to fetch the kernel version information. The option -v can be used for this purpose.</text:p>
        </text:list-item>
      </text:list>
      <text:p text:style-name="P32">-<text:span text:style-name="T87">m:</text:span></text:p>
      <text:list xml:id="list8144721620302198041" text:style-name="L23">
        <text:list-item>
          <text:p text:style-name="P210">uname command can also be used to fetch the machine hardware name. The option -m can be used for this purpose. This indicates that it is a 64-bit system.</text:p>
        </text:list-item>
      </text:list>
      <text:p text:style-name="P32">-<text:span text:style-name="T87">p:</text:span></text:p>
      <text:list xml:id="list1136517717762720521" text:style-name="L24">
        <text:list-item>
          <text:p text:style-name="P253">uname command can also be used to fetch the processor type information. The option -p can be used for this purpose. If the uname command is not able to fetch the processor type information then it produces ‘unknown’ in the output.</text:p>
        </text:list-item>
      </text:list>
      <text:p text:style-name="P33"><text:span text:style-name="T89">-o</text:span>:</text:p>
      <text:list xml:id="list3733437207603716852" text:style-name="L25">
        <text:list-item>
          <text:p text:style-name="P212">uname command can also be used to fetch the operating system name. The option -o can be used for this purpose.</text:p>
        </text:list-item>
      </text:list>
      <text:p text:style-name="P80"/>
      <text:p text:style-name="P34">lsmod</text:p>
      <text:list xml:id="list3340313951448202387" text:style-name="L26">
        <text:list-item>
          <text:p text:style-name="P213"><text:span text:style-name="T1">lsmod</text:span> shows (or "lists") the status of <text:a xlink:type="simple" xlink:href="https://www.computerhope.com/jargon/m/module.htm" text:style-name="Internet_20_link" text:visited-style-name="Visited_20_Internet_20_Link">modules</text:a> in the <text:a xlink:type="simple" xlink:href="https://www.computerhope.com/jargon/l/linux.htm" text:style-name="Internet_20_link" text:visited-style-name="Visited_20_Internet_20_Link">Linux</text:a> <text:a xlink:type="simple" xlink:href="https://www.computerhope.com/jargon/k/kernel.htm" text:style-name="Internet_20_link" text:visited-style-name="Visited_20_Internet_20_Link">kernel</text:a>.</text:p>
        </text:list-item>
        <text:list-item>
          <text:p text:style-name="P213"><text:soft-page-break/>Linux kernel modules (LKMs) are pieces of code which can be loaded into the kernel much like a <text:a xlink:type="simple" xlink:href="https://www.computerhope.com/jargon/h/hotswapp.htm" text:style-name="Internet_20_link" text:visited-style-name="Visited_20_Internet_20_Link">hot-swappable</text:a> piece of <text:a xlink:type="simple" xlink:href="https://www.computerhope.com/jargon/h/hardware.htm" text:style-name="Internet_20_link" text:visited-style-name="Visited_20_Internet_20_Link">hardware</text:a>: they can be inserted into the kernel and activated without the system needing to be <text:a xlink:type="simple" xlink:href="https://www.computerhope.com/jargon/r/reboot.htm" text:style-name="Internet_20_link" text:visited-style-name="Visited_20_Internet_20_Link">rebooted</text:a>.</text:p>
        </text:list-item>
      </text:list>
      <text:p text:style-name="P34"/>
      <text:p text:style-name="P35">dmesg [with options] &lt;-c, -C, -D&gt;</text:p>
      <text:list xml:id="list1403654998977224181" text:style-name="L27">
        <text:list-item>
          <text:p text:style-name="P259"><text:bookmark text:name="about"/><text:span text:style-name="T43">dmesg</text:span><text:span text:style-name="T25"> examines or controls the kernel ring buffer.</text:span></text:p>
        </text:list-item>
        <text:list-item>
          <text:p text:style-name="P259">The kernel ring buffer is a data structure that records messages related to the operation of the <text:a xlink:type="simple" xlink:href="https://www.computerhope.com/jargon/k/kernel.htm" text:style-name="Internet_20_link" text:visited-style-name="Visited_20_Internet_20_Link">kernel</text:a>. A ring buffer is a special kind of buffer that is always a constant size, removing the oldest messages when new messages come in.</text:p>
        </text:list-item>
      </text:list>
      <text:p text:style-name="P168">-c:</text:p>
      <text:list xml:id="list940714306542720210" text:style-name="L28">
        <text:list-item>
          <text:p text:style-name="P214">Clear the ring buffer contents after printing.</text:p>
        </text:list-item>
      </text:list>
      <text:p text:style-name="P35">-C:</text:p>
      <text:list xml:id="list7449773345344015192" text:style-name="L29">
        <text:list-item>
          <text:p text:style-name="P215">Clear the ring buffer.</text:p>
        </text:list-item>
      </text:list>
      <text:p text:style-name="P35">-D:</text:p>
      <text:list xml:id="list7569027194063031818" text:style-name="L30">
        <text:list-item>
          <text:p text:style-name="P216">Disable printing messages to the console.</text:p>
        </text:list-item>
      </text:list>
      <text:p text:style-name="P81"/>
      <text:p text:style-name="P36">insmod</text:p>
      <text:p text:style-name="P82"/>
      <text:p text:style-name="P82"><text:a xlink:type="simple" xlink:href="http://linux.101hacks.com/unix/insmod/" text:style-name="Internet_20_link" text:visited-style-name="Visited_20_Internet_20_Link">http://linux.101hacks.com/unix/insmod/</text:a></text:p>
      <text:p text:style-name="P82">insmod command is used to insert modules to Linux kernel.</text:p>
      <text:p text:style-name="P82"/>
      <text:p text:style-name="P37">Kill</text:p>
      <text:list xml:id="list4872793394642777657" text:style-name="L31">
        <text:list-item>
          <text:p text:style-name="P217">kill is used to send a <text:a xlink:type="simple" xlink:href="https://www.computerhope.com/unix/signals.htm" text:style-name="Internet_20_link" text:visited-style-name="Visited_20_Internet_20_Link">signal</text:a> to a <text:a xlink:type="simple" xlink:href="https://www.computerhope.com/jargon/p/process.htm" text:style-name="Internet_20_link" text:visited-style-name="Visited_20_Internet_20_Link">process</text:a>.</text:p>
        </text:list-item>
        <text:list-item>
          <text:p text:style-name="P243">kill [-s] [-l] %<text:span text:style-name="T49">pid</text:span></text:p>
          <text:p text:style-name="P274"/>
        </text:list-item>
      </text:list>
      <text:p text:style-name="P38">killall</text:p>
      <text:list xml:id="list5652040958439541096" text:style-name="L32">
        <text:list-item>
          <text:p text:style-name="P260"><text:span text:style-name="T44">killall</text:span><text:span text:style-name="T26"> kills </text:span><text:a xlink:type="simple" xlink:href="https://www.computerhope.com/jargon/p/process.htm" text:style-name="Internet_20_link" text:visited-style-name="Visited_20_Internet_20_Link">processes</text:a><text:span text:style-name="T26"> by name.</text:span></text:p>
        </text:list-item>
        <text:list-item>
          <text:p text:style-name="P260">killall sends a <text:a xlink:type="simple" xlink:href="https://www.computerhope.com/jargon/s/signal.htm" text:style-name="Internet_20_link" text:visited-style-name="Visited_20_Internet_20_Link">signal</text:a> to all processes running any of the specified commands. If no signal name is specified, <text:span text:style-name="T1">SIGTERM</text:span> is sent.</text:p>
        </text:list-item>
      </text:list>
      <text:p text:style-name="P39">2.12. Networking Commands</text:p>
      <text:p text:style-name="P39"/>
      <text:p text:style-name="P39">ifconfig [with options] &lt;-a, -s&gt;</text:p>
      <text:p text:style-name="P39"/>
      <text:p text:style-name="P39">-a:</text:p>
      <text:list xml:id="list4993151809605809556" text:style-name="L33">
        <text:list-item>
          <text:p text:style-name="P244">Display Details of All interfaces Including Disabled Interfaces.</text:p>
        </text:list-item>
      </text:list>
      <text:p text:style-name="P39">-s:</text:p>
      <text:p text:style-name="P39"/>
      <text:list xml:id="list6978938552223032398" text:style-name="L34">
        <text:list-item>
          <text:p text:style-name="P218">display a short list </text:p>
        </text:list-item>
      </text:list>
      <text:p text:style-name="P40">ping:</text:p>
      <text:list xml:id="list7436775481926807792" text:style-name="L35">
        <text:list-item>
          <text:p text:style-name="P245"><text:span text:style-name="T27">Sends </text:span><text:a xlink:type="simple" xlink:href="https://www.computerhope.com/jargon/i/icmp.htm" text:style-name="Internet_20_link" text:visited-style-name="Visited_20_Internet_20_Link">ICMP</text:a><text:span text:style-name="T27"> ECHO_REQUEST packets to network hosts.</text:span></text:p>
        </text:list-item>
      </text:list>
      <text:p text:style-name="P41">-<text:span text:style-name="T90">c:</text:span></text:p>
      <text:list xml:id="list2963126592216188267" text:style-name="L36">
        <text:list-item>
          <text:p text:style-name="P219">Send N packets specified with -c option and then stop. This way the ping command can exit automatically instead of pressing CTRL+C to exit.</text:p>
        </text:list-item>
        <text:list-item>
          <text:p text:style-name="P272">$ ping -c 5 google.com</text:p>
        </text:list-item>
      </text:list>
      <text:p text:style-name="P41">-<text:span text:style-name="T91">i:</text:span></text:p>
      <text:list xml:id="list2150167310982016529" text:style-name="L37">
        <text:list-item>
          <text:p text:style-name="P220">By default ping waits for 1 second before sending the next packet. You can increase or decrease this using option -i .</text:p>
        </text:list-item>
      </text:list>
      <text:p text:style-name="P42"><text:soft-page-break/>ssh</text:p>
      <text:list xml:id="list8003019984483890509" text:style-name="L38">
        <text:list-item>
          <text:p text:style-name="P221">SSH client utility in unix or linux server is used to logging into a remote host and execute commands on the remote machine. </text:p>
          <text:list>
            <text:list-header>
              <text:p text:style-name="P242">To connect remote loging follow these,</text:p>
            </text:list-header>
          </text:list>
        </text:list-item>
        <text:list-item>
          <text:p text:style-name="P222">sudo apt-get install openssh-client</text:p>
        </text:list-item>
        <text:list-item>
          <text:p text:style-name="P222">sudo apt-get install openssh-server</text:p>
        </text:list-item>
        <text:list-item>
          <text:p text:style-name="P222">sudo ufw allow 22 <text:span text:style-name="T93">(To get 22 port permission)</text:span></text:p>
        </text:list-item>
        <text:list-item>
          <text:p text:style-name="P223"><text:s/>sudo ssh <text:a xlink:type="simple" xlink:href="mailto:vvdn@192.168.201.28" text:style-name="Internet_20_link" text:visited-style-name="Visited_20_Internet_20_Link">vvdn@192.168.201.28</text:a>(benificiery user id and ip address)</text:p>
        </text:list-item>
      </text:list>
      <text:p text:style-name="P43"/>
      <text:p text:style-name="P43">scp &lt;-r&gt;</text:p>
      <text:p text:style-name="P92">it is used to sharing files through remote login .</text:p>
      <text:list xml:id="list5055269055512546844" text:style-name="L39">
        <text:list-header>
          <text:p text:style-name="P236">To send file</text:p>
        </text:list-header>
        <text:list-item>
          <text:p text:style-name="P224">sudo scp <text:span text:style-name="T67">leave.doc</text:span> <text:a xlink:type="simple" xlink:href="mailto:vvdn@192.168.201.28" text:style-name="Internet_20_link" text:visited-style-name="Visited_20_Internet_20_Link"><text:span text:style-name="T94">vvdn@192.168.201.28</text:span></text:a><text:span text:style-name="T94">:/home/vvdn/ </text:span></text:p>
          <text:p text:style-name="P236">to get File</text:p>
        </text:list-item>
        <text:list-item>
          <text:p text:style-name="P224">sudo scp vvdn@192.168.201.28:/home/vvdn/abc.c <text:span text:style-name="T67">./</text:span></text:p>
        </text:list-item>
      </text:list>
      <text:p text:style-name="P44">2.13. Compressing/Uncompressing</text:p>
      <text:p text:style-name="P44"/>
      <text:p text:style-name="P44">tar [with options] &lt;-c, -x, -v, -f, -z, -j&gt;</text:p>
      <text:list xml:id="list1465957968240508061" text:style-name="L40">
        <text:list-item>
          <text:p text:style-name="P246">c – create a new archive </text:p>
        </text:list-item>
        <text:list-item>
          <text:p text:style-name="P246">v – verbosely list files which are processed. </text:p>
        </text:list-item>
        <text:list-item>
          <text:p text:style-name="P246">f – following is the archive file name </text:p>
        </text:list-item>
        <text:list-item>
          <text:p text:style-name="P246">z – filter the archive through gzip</text:p>
        </text:list-item>
        <text:list-item>
          <text:p text:style-name="P246">j – filter the archive through bzip2</text:p>
        </text:list-item>
        <text:list-item>
          <text:p text:style-name="P246">x – extract files from archive</text:p>
        </text:list-item>
      </text:list>
      <text:p text:style-name="Text_20_body"/>
      <text:p text:style-name="Text_20_body"/>
      <text:p text:style-name="P164"/>
      <text:p text:style-name="P164">zip</text:p>
      <text:list xml:id="list410073727373505754" text:style-name="L41">
        <text:list-item>
          <text:p text:style-name="P261"><text:span text:style-name="T28">The </text:span><text:span text:style-name="T45">zip</text:span><text:span text:style-name="T28"> program is used to package and compress files.</text:span></text:p>
        </text:list-item>
      </text:list>
      <text:p text:style-name="P165">Unnzip</text:p>
      <text:list xml:id="list5220237549925050936" text:style-name="L42">
        <text:list-item>
          <text:p text:style-name="P254">The following examples illustrate typical uses of the command <text:a xlink:type="simple" xlink:href="https://www.lifewire.com/examples-linux-unzip-command-2201157" text:style-name="Internet_20_link" text:visited-style-name="Visited_20_Internet_20_Link">unzip</text:a> for unpackaging "archive" files, also called "zip files".</text:p>
        </text:list-item>
      </text:list>
      <text:p text:style-name="P166">2.14. Job scheduling</text:p>
      <text:p text:style-name="P167">sleep</text:p>
      <text:list xml:id="list39745911245016058" text:style-name="L43">
        <text:list-item>
          <text:p text:style-name="P247"><text:span text:style-name="T29">The </text:span><text:span text:style-name="T46">sleep</text:span><text:span text:style-name="T29"> command pauses for an amount of time defined by NUMBER.</text:span></text:p>
        </text:list-item>
        <text:list-item>
          <text:p text:style-name="P247">SUFFIX may be "<text:span text:style-name="T1">s</text:span>" for seconds (the default), "<text:span text:style-name="T1">m</text:span>" for minutes, "<text:span text:style-name="T1">h</text:span>" for hours, or "<text:span text:style-name="T1">d</text:span>" for days.</text:p>
        </text:list-item>
        <text:list-item>
          <text:p text:style-name="P247">sleep <text:span text:style-name="T49">NUMBER</text:span>[<text:span text:style-name="T49">SUFFIX</text:span>]</text:p>
        </text:list-item>
      </text:list>
      <text:p text:style-name="P7"/>
      <text:p text:style-name="P45">watch &lt;-n&gt;</text:p>
      <text:list xml:id="list8528975946100537784" text:style-name="L44">
        <text:list-item>
          <text:p text:style-name="P248"><text:span text:style-name="T54">watch</text:span><text:span text:style-name="T30"> is used to run any designated </text:span><text:a xlink:type="simple" xlink:href="http://www.linfo.org/command.html" text:style-name="Internet_20_link" text:visited-style-name="Visited_20_Internet_20_Link">command</text:a><text:span text:style-name="T30"> at regular intervals.</text:span></text:p>
        </text:list-item>
        <text:list-item>
          <text:p text:style-name="P225">$ watch -n 10 ps</text:p>
        </text:list-item>
      </text:list>
      <text:p text:style-name="P89"/>
      <text:p text:style-name="P46">renice:</text:p>
      <text:list xml:id="list5871067190991834767" text:style-name="L45">
        <text:list-item>
          <text:p text:style-name="P226"><text:soft-page-break/>You can change the process priority using nice and renice utility. Nice command will launch a process with an user defined scheduling priority. Renice command will modify the scheduling priority of a running process.</text:p>
        </text:list-item>
      </text:list>
      <text:p text:style-name="P47"/>
      <text:p text:style-name="P47">2.15. Utils</text:p>
      <text:p text:style-name="P47"/>
      <text:p text:style-name="P47">Minicom</text:p>
      <text:p text:style-name="P48">Options : -s, -S</text:p>
      <text:list xml:id="list7363837015673533344" text:style-name="L46">
        <text:list-item>
          <text:p text:style-name="P237">How to setup serial port (baud rate, data bits, parity, stop bit, flow control)</text:p>
        </text:list-item>
        <text:list-item>
          <text:p text:style-name="P237">How to load/save a default/custom configuration</text:p>
        </text:list-item>
        <text:list-item>
          <text:p text:style-name="P237">How to capture log</text:p>
        </text:list-item>
        <text:list-item>
          <text:p text:style-name="P237">How to wrap line</text:p>
        </text:list-item>
      </text:list>
      <text:p text:style-name="P103"/>
      <text:p text:style-name="P49">2.16. Miscellaneous</text:p>
      <text:p text:style-name="P49">man</text:p>
      <text:list xml:id="list5766832994344690799" text:style-name="L47">
        <text:list-item>
          <text:p text:style-name="P227">In UNIX and Linux distros, command line programs come with their own documentation called manual pages or man pages.</text:p>
        </text:list-item>
      </text:list>
      <text:p text:style-name="P50">Info</text:p>
      <text:list xml:id="list550131233039179811" text:style-name="L48">
        <text:list-item>
          <text:p text:style-name="P255"><text:bookmark text:name="about1"/><text:span text:style-name="T1">info</text:span> reads documentation in the info format.</text:p>
        </text:list-item>
      </text:list>
      <text:p text:style-name="P51">Clear</text:p>
      <text:list xml:id="list5317976883070622883" text:style-name="L49">
        <text:list-item>
          <text:p text:style-name="P228">Clears the screen.</text:p>
        </text:list-item>
      </text:list>
      <text:p text:style-name="P83"/>
      <text:p text:style-name="P52">Objdump&lt;-d&gt;</text:p>
      <text:p text:style-name="P52"/>
      <text:list xml:id="list1400343966764972152" text:style-name="L50">
        <text:list-item>
          <text:p text:style-name="P229">Objdump command in Linux is used to provide thorough information on object files.</text:p>
          <text:p text:style-name="P229">NOTE: The executable format used in the examples is ELF. To know more about it, refer to our article on <text:a xlink:type="simple" xlink:href="http://www.thegeekstuff.com/2012/07/elf-object-file-format/" text:style-name="Internet_20_link" text:visited-style-name="Visited_20_Internet_20_Link">ELF file format</text:a>.</text:p>
        </text:list-item>
      </text:list>
      <text:p text:style-name="P188">$ objdump -d <text:span text:style-name="T92">ofname</text:span></text:p>
      <text:p text:style-name="P188"/>
      <text:p text:style-name="P7"/>
      <text:p text:style-name="P7"/>
      <text:p text:style-name="P7">hexdump</text:p>
      <text:p text:style-name="P7"/>
      <text:p text:style-name="P90">Display specified file or input in hexadecimal, octal, decimal, or ASCII format.</text:p>
      <text:p text:style-name="P93"><text:a xlink:type="simple" xlink:href="http://www.linuxdevcenter.com/cmd/cmd.csp?path=h/hexdump" text:style-name="Internet_20_link" text:visited-style-name="Visited_20_Internet_20_Link">http://www.linuxdevcenter.com/cmd/cmd.csp?path=h/hexdump</text:a></text:p>
      <text:p text:style-name="P93"/>
      <text:p text:style-name="P54">ar &lt;-r, -s&gt;</text:p>
      <text:p text:style-name="P94">ar is an archive tool used to combine objects to create an archive file with .a extension, also known as library.</text:p>
      <text:p text:style-name="P95"><text:a xlink:type="simple" xlink:href="http://www.thegeekstuff.com/2010/08/ar-command-examples" text:style-name="Internet_20_link" text:visited-style-name="Visited_20_Internet_20_Link">http://www.thegeekstuff.com/2010/08/ar-command-examples</text:a></text:p>
      <text:p text:style-name="P95"/>
      <text:p text:style-name="P104">compile with library</text:p>
      <text:p text:style-name="P98">cc -Wall ex.c <text:span text:style-name="T67">libam.a</text:span> -o ex</text:p>
      <text:p text:style-name="P91"/>
      <text:list xml:id="list8461419763456962600" text:style-name="L51">
        <text:list-item>
          <text:p text:style-name="P230">To list the object files available in the libarith.a</text:p>
          <text:list>
            <text:list-item>
              <text:list>
                <text:list-header>
                  <text:p text:style-name="P249"><text:span text:style-name="T16">$</text:span><text:span text:style-name="T31">ar t libam.a</text:span></text:p>
                </text:list-header>
              </text:list>
            </text:list-item>
          </text:list>
        </text:list-item>
      </text:list>
      <text:p text:style-name="P55">r</text:p>
      <text:list xml:id="list2918303518560371288" text:style-name="L52">
        <text:list-item>
          <text:p text:style-name="P250">Add an Object File into the Existing Archive Using ar, option r.</text:p>
        </text:list-item>
      </text:list>
      <text:list xml:id="list102233412157552" text:continue-list="list8461419763456962600" text:style-name="L51">
        <text:list-item>
          <text:list>
            <text:list-item>
              <text:list>
                <text:list-header>
                  <text:p text:style-name="P231">$ ar r libam.a sub.o</text:p>
                </text:list-header>
              </text:list>
            </text:list-item>
          </text:list>
        </text:list-item>
      </text:list>
      <text:p text:style-name="P56">env</text:p>
      <text:list xml:id="list1283950577654473261" text:style-name="L53">
        <text:list-item>
          <text:p text:style-name="P232"><text:soft-page-break/><text:span text:style-name="T1">env</text:span> is a <text:a xlink:type="simple" xlink:href="https://www.computerhope.com/jargon/s/shell.htm" text:style-name="Internet_20_link" text:visited-style-name="Visited_20_Internet_20_Link">shell</text:a> <text:a xlink:type="simple" xlink:href="https://www.computerhope.com/jargon/c/command.htm" text:style-name="Internet_20_link" text:visited-style-name="Visited_20_Internet_20_Link">command</text:a> for <text:a xlink:type="simple" xlink:href="https://www.computerhope.com/jargon/l/linux.htm" text:style-name="Internet_20_link" text:visited-style-name="Visited_20_Internet_20_Link">Linux</text:a>, <text:a xlink:type="simple" xlink:href="https://www.computerhope.com/jargon/u/unix.htm" text:style-name="Internet_20_link" text:visited-style-name="Visited_20_Internet_20_Link">Unix</text:a>, and Unix-like <text:a xlink:type="simple" xlink:href="https://www.computerhope.com/os.htm" text:style-name="Internet_20_link" text:visited-style-name="Visited_20_Internet_20_Link">operating systems</text:a>. It can be used to print a list of the current <text:a xlink:type="simple" xlink:href="https://www.computerhope.com/jargon/e/envivari.htm" text:style-name="Internet_20_link" text:visited-style-name="Visited_20_Internet_20_Link">environment variables</text:a>, or to run another program in a custom environment without modifying the current one.</text:p>
        </text:list-item>
      </text:list>
      <text:p text:style-name="P57">export</text:p>
      <text:list xml:id="list7714747738741097265" text:style-name="L54">
        <text:list-item>
          <text:p text:style-name="P251">export command is used to export a variable or function to the environment of all the child processes running in the current shell.</text:p>
        </text:list-item>
        <text:list-item>
          <text:p text:style-name="P251"><text:span text:style-name="T16">$ echo $PATH </text:span><text:span text:style-name="T32">[to display specific PATH]</text:span></text:p>
        </text:list-item>
        <text:list-item>
          <text:p text:style-name="P251"><text:span text:style-name="T16">$ export PATH=$PATH:/home/himanshu/practice/ <text:s text:c="2"/></text:span><text:span text:style-name="T32">[export path to a default path]</text:span></text:p>
        </text:list-item>
      </text:list>
      <text:p text:style-name="P58">p<text:span text:style-name="T95">ipe(|)</text:span></text:p>
      <text:p text:style-name="P96"/>
      <text:list xml:id="list1406999712114157178" text:style-name="L55">
        <text:list-item>
          <text:p text:style-name="P262">The symbol <text:span text:style-name="Strong_20_Emphasis">'|'</text:span> denotes a pipe. If you want to use two or more commands at the same time and run them consecutively, you can use pipes.</text:p>
        </text:list-item>
        <text:list-item>
          <text:p text:style-name="P263">ex. <text:s/>$ps -ef|grep pts/9</text:p>
        </text:list-item>
      </text:list>
      <text:p text:style-name="P169">redirection (&lt;, &gt;)</text:p>
      <text:list xml:id="list567675859375431553" text:style-name="L56">
        <text:list-item>
          <text:p text:style-name="P264"><text:a xlink:type="simple" xlink:href="http://ryanstutorials.net/linuxtutorial/piping.php" text:style-name="Internet_20_link" text:visited-style-name="Visited_20_Internet_20_Link">http://ryanstutorials.net/linuxtutorial/piping.php</text:a></text:p>
        </text:list-item>
      </text:list>
      <text:p text:style-name="P170"/>
      <text:p text:style-name="P182"/>
      <text:p text:style-name="P170">xargs</text:p>
      <text:list xml:id="list1281870663317846237" text:style-name="L57">
        <text:list-item>
          <text:p text:style-name="P256"><text:a xlink:type="simple" xlink:href="http://www.thegeekstuff.com/2013/12/xargs-examples/" text:style-name="Internet_20_link" text:visited-style-name="Visited_20_Internet_20_Link">http://www.thegeekstuff.com/2013/12/xargs-examples/</text:a></text:p>
        </text:list-item>
      </text:list>
      <text:p text:style-name="P171">tee</text:p>
      <text:list xml:id="list1347414516015282287" text:style-name="L58">
        <text:list-item>
          <text:p text:style-name="P265"><text:span text:style-name="T16">Reads from </text:span><text:a xlink:type="simple" xlink:href="https://www.computerhope.com/jargon/s/stdin.htm" text:style-name="Internet_20_link" text:visited-style-name="Visited_20_Internet_20_Link">standard input</text:a><text:span text:style-name="T16">, and writes to standard output and to </text:span><text:a xlink:type="simple" xlink:href="https://www.computerhope.com/jargon/f/file.htm" text:style-name="Internet_20_link" text:visited-style-name="Visited_20_Internet_20_Link"><text:span text:style-name="T55">files</text:span></text:a><text:span text:style-name="T55">.</text:span></text:p>
        </text:list-item>
      </text:list>
      <text:p text:style-name="P59">pgrep</text:p>
      <text:list xml:id="list3459155475119861608" text:style-name="L59">
        <text:list-item>
          <text:p text:style-name="P233"><text:span text:style-name="T1">pgrep</text:span> and <text:span text:style-name="T1">pkill</text:span> are used to look up (or <text:a xlink:type="simple" xlink:href="https://www.computerhope.com/unix/signals.htm" text:style-name="Internet_20_link" text:visited-style-name="Visited_20_Internet_20_Link">signal</text:a>) <text:a xlink:type="simple" xlink:href="https://www.computerhope.com/jargon/p/process.htm" text:style-name="Internet_20_link" text:visited-style-name="Visited_20_Internet_20_Link">processes</text:a>, based on name and other attributes.</text:p>
        </text:list-item>
      </text:list>
      <text:p text:style-name="P97"/>
      <text:p text:style-name="P60">2.17. Shell variables</text:p>
      <text:p text:style-name="P105"/>
      <text:p text:style-name="P105">PATH:</text:p>
      <text:list xml:id="list1221339103621219426" text:style-name="L60">
        <text:list-header>
          <text:p text:style-name="P234"/>
        </text:list-header>
        <text:list-item>
          <text:p text:style-name="P234">The PATH is an environment variable. It is a colon delimited list of directories that your shell searches through when you enter a command. All executables are kept in different directories on the Linux and Unix like operating systems.</text:p>
        </text:list-item>
        <text:list-item>
          <text:p text:style-name="P235">Using set ot export command we can append our path to default path.</text:p>
        </text:list-item>
      </text:lis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12:58:10.954844501</meta:creation-date>
    <dc:date>2017-09-01T10:22:32.563170505</dc:date>
    <meta:editing-duration>P1DT2H59M1S</meta:editing-duration>
    <meta:editing-cycles>222</meta:editing-cycles>
    <meta:generator>LibreOffice/5.1.6.2$Linux_X86_64 LibreOffice_project/10m0$Build-2</meta:generator>
    <meta:document-statistic meta:table-count="1" meta:image-count="0" meta:object-count="0" meta:page-count="12" meta:paragraph-count="349" meta:word-count="3465" meta:character-count="19833" meta:non-whitespace-character-count="16756"/>
  </office:meta>
</office:document-meta>
</file>